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Times New Roman" fo:font-size="9pt" fo:language="uk" fo:country="UA" fo:font-style="normal" fo:font-weight="bold" officeooo:rsid="000d7266" officeooo:paragraph-rsid="000d7266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Times New Roman" fo:font-size="9pt" fo:language="uk" fo:country="UA" fo:font-style="normal" fo:font-weight="bold" officeooo:rsid="0007fcdc" officeooo:paragraph-rsid="0007fcdc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P3" style:family="paragraph" style:parent-style-name="Standard">
      <style:text-properties fo:color="#000000" loext:opacity="100%" style:font-name="Times New Roman" fo:language="uk" fo:country="UA" officeooo:paragraph-rsid="0007fcdc" style:font-name-complex="Times New Roman1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Times New Roman" fo:language="uk" fo:country="UA" officeooo:paragraph-rsid="0007fcdc" style:font-name-complex="Times New Roman1"/>
    </style:style>
    <style:style style:name="P5" style:family="paragraph" style:parent-style-name="Standard">
      <style:paragraph-properties fo:text-align="end" style:justify-single-word="false"/>
      <style:text-properties fo:color="#000000" loext:opacity="100%" style:font-name="Times New Roman" fo:language="uk" fo:country="UA" officeooo:paragraph-rsid="0007fcdc" style:font-name-complex="Times New Roman1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Times New Roman" officeooo:paragraph-rsid="0007fcdc"/>
    </style:style>
    <style:style style:name="P7" style:family="paragraph" style:parent-style-name="Standard">
      <style:paragraph-properties fo:text-align="end" style:justify-single-word="false"/>
      <style:text-properties fo:color="#000000" loext:opacity="100%" style:font-name="Times New Roman" officeooo:paragraph-rsid="0007fcdc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uk" fo:country="UA" fo:font-style="normal" fo:font-weight="bold" officeooo:paragraph-rsid="0007fcdc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color="#000000" loext:opacity="100%" style:font-name="Times New Roman" officeooo:paragraph-rsid="0007fcdc" style:font-name-complex="Times New Roman1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Times New Roman" fo:font-size="10pt" fo:language="uk" fo:country="UA" fo:font-style="normal" officeooo:paragraph-rsid="0007fcdc" style:font-size-asian="10pt" style:font-style-asian="normal" style:font-name-complex="Times New Roman1" style:font-size-complex="10pt" style:font-style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07fcdc"/>
    </style:style>
    <style:style style:name="T1" style:family="text">
      <style:text-properties fo:language="uk" fo:country="UA" style:font-name-complex="Times New Roman1"/>
    </style:style>
    <style:style style:name="T2" style:family="text">
      <style:text-properties fo:language="uk" fo:country="UA" officeooo:rsid="0009a300" style:font-name-complex="Times New Roman1"/>
    </style:style>
    <style:style style:name="T3" style:family="text">
      <style:text-properties fo:language="uk" fo:country="UA" officeooo:rsid="000d7266" style:font-name-complex="Times New Roman1"/>
    </style:style>
    <style:style style:name="T4" style:family="text">
      <style:text-properties style:font-name-complex="Times New Roman1"/>
    </style:style>
    <style:style style:name="T5" style:family="text">
      <style:text-properties officeooo:rsid="0007fcdc" style:font-name-complex="Times New Roman1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color="#c792ea" loext:opacity="100%" style:font-name="JetBrains Mono" fo:font-size="9pt" fo:font-style="italic" fo:font-weight="normal" style:font-size-asian="9pt" style:font-style-asian="italic" style:font-weight-asian="normal"/>
    </style:style>
    <style:style style:name="T8" style:family="text">
      <style:text-properties fo:color="#ffcb6b" loext:opacity="100%" style:font-name="JetBrains Mono" fo:font-size="9pt" fo:font-style="normal" fo:font-weight="normal" style:font-size-asian="9pt" style:font-style-asian="normal" style:font-weight-asian="normal"/>
    </style:style>
    <style:style style:name="T9" style:family="text">
      <style:text-properties fo:color="#89ddff" loext:opacity="100%" style:font-name="JetBrains Mono" fo:font-size="9pt" fo:font-style="normal" fo:font-weight="normal" style:font-size-asian="9pt" style:font-style-asian="normal" style:font-weight-asian="normal"/>
    </style:style>
    <style:style style:name="T10" style:family="text">
      <style:text-properties fo:color="#f78c6c" loext:opacity="100%" style:font-name="JetBrains Mono" fo:font-size="9pt" fo:font-style="italic" fo:font-weight="normal" style:font-size-asian="9pt" style:font-style-asian="italic" style:font-weight-asian="normal"/>
    </style:style>
    <style:style style:name="T11" style:family="text">
      <style:text-properties fo:color="#f78c6c" loext:opacity="100%" style:font-name="JetBrains Mono" fo:font-size="9pt" fo:font-style="normal" fo:font-weight="normal" style:font-size-asian="9pt" style:font-style-asian="normal" style:font-weight-asian="normal"/>
    </style:style>
    <style:style style:name="T12" style:family="text">
      <style:text-properties fo:color="#82aaff" loext:opacity="100%" style:font-name="JetBrains Mono" fo:font-size="9pt" fo:font-style="normal" fo:font-weight="normal" style:font-size-asian="9pt" style:font-style-asian="normal" style:font-weight-asian="normal"/>
    </style:style>
    <style:style style:name="T13" style:family="text">
      <style:text-properties fo:color="#82aaff" loext:opacity="100%" style:font-name="JetBrains Mono" fo:font-size="9pt" fo:font-style="italic" fo:font-weight="normal" style:font-size-asian="9pt" style:font-style-asian="italic" style:font-weight-asian="normal"/>
    </style:style>
    <style:style style:name="T14" style:family="text">
      <style:text-properties fo:color="#eeffe3" loext:opacity="100%" style:font-name="JetBrains Mono" fo:font-size="9pt" fo:font-style="normal" fo:font-weight="normal" style:font-size-asian="9pt" style:font-style-asian="normal" style:font-weight-asian="normal"/>
    </style:style>
    <style:style style:name="T15" style:family="text">
      <style:text-properties fo:color="#c3e88d" loext:opacity="100%" style:font-name="JetBrains Mono" fo:font-size="9pt" fo:font-style="normal" fo:font-weight="normal" style:font-size-asian="9pt" style:font-style-asian="normal" style:font-weight-asian="normal"/>
    </style:style>
    <style:style style:name="T16" style:family="text">
      <style:text-properties fo:color="#eeffff" loext:opacity="100%" style:font-name="JetBrains Mono" fo:font-size="9pt" fo:font-style="italic" fo:font-weight="normal" style:font-size-asian="9pt" style:font-style-asian="italic" style:font-weight-asian="normal"/>
    </style:style>
    <style:style style:name="T17" style:family="text">
      <style:text-properties fo:color="#eeffff" loext:opacity="100%" style:font-name="JetBrains Mono" fo:font-size="9pt" fo:font-style="normal" fo:font-weight="normal" style:font-size-asian="9pt" style:font-style-asian="normal" style:font-weight-asian="normal"/>
    </style:style>
    <style:style style:name="T18" style:family="text">
      <style:text-properties fo:font-weight="normal" style:font-weight-asian="normal"/>
    </style:style>
    <style:style style:name="T19" style:family="text">
      <style:text-properties fo:color="#000000" loext:opacity="100%"/>
    </style:style>
    <style:style style:name="T20" style:family="text">
      <style:text-properties fo:color="#000000" loext:opacity="100%" style:font-name="Times New Roman" fo:font-size="10pt" fo:language="uk" fo:country="UA" fo:font-style="normal" fo:font-weight="normal" style:font-size-asian="10pt" style:font-style-asian="normal" style:font-weight-asian="normal" style:font-name-complex="Times New Roman1" style:font-size-complex="10pt" style:font-style-complex="normal"/>
    </style:style>
    <style:style style:name="T21" style:family="text">
      <style:text-properties fo:color="#000000" loext:opacity="100%" style:font-name="JetBrains Mono" fo:font-size="9pt" fo:font-style="italic" fo:font-weight="normal" style:font-size-asian="9pt" style:font-style-asian="italic" style:font-weight-asian="normal"/>
    </style:style>
    <style:style style:name="T22" style:family="text">
      <style:text-properties fo:color="#000000" loext:opacity="100%" style:font-name="JetBrains Mono" fo:font-size="9pt" fo:font-style="italic" fo:font-weight="normal" style:font-size-asian="9pt" style:font-style-asian="italic" style:font-weight-asian="normal"/>
    </style:style>
    <style:style style:name="T23" style:family="text">
      <style:text-properties fo:color="#000000" loext:opacity="100%" style:font-name="JetBrains Mono" fo:font-size="9pt" fo:font-style="italic" fo:font-weight="normal" style:font-size-asian="9pt" style:font-style-asian="italic" style:font-weight-asian="normal"/>
    </style:style>
    <style:style style:name="T24" style:family="text">
      <style:text-properties fo:color="#000000" loext:opacity="100%" style:font-name="JetBrains Mono" fo:font-size="9pt" fo:font-style="italic" fo:font-weight="normal" style:font-size-asian="9pt" style:font-style-asian="italic" style:font-weight-asian="normal"/>
    </style:style>
    <style:style style:name="T25" style:family="text">
      <style:text-properties fo:color="#000000" loext:opacity="100%" style:font-name="JetBrains Mono" fo:font-size="9pt" fo:font-style="normal" fo:font-weight="normal" style:font-size-asian="9pt" style:font-style-asian="normal" style:font-weight-asian="normal"/>
    </style:style>
    <style:style style:name="T26" style:family="text">
      <style:text-properties fo:color="#000000" loext:opacity="100%" style:font-name="JetBrains Mono" fo:font-size="9pt" fo:font-style="normal" fo:font-weight="normal" style:font-size-asian="9pt" style:font-style-asian="normal" style:font-weight-asian="normal"/>
    </style:style>
    <style:style style:name="T27" style:family="text">
      <style:text-properties fo:color="#000000" loext:opacity="100%" style:font-name="JetBrains Mono" fo:font-size="9pt" fo:font-style="normal" fo:font-weight="normal" style:font-size-asian="9pt" style:font-style-asian="normal" style:font-weight-asian="normal"/>
    </style:style>
    <style:style style:name="T28" style:family="text">
      <style:text-properties fo:color="#000000" loext:opacity="100%" style:font-name="JetBrains Mono" fo:font-size="9pt" fo:font-style="normal" fo:font-weight="normal" style:font-size-asian="9pt" style:font-style-asian="normal" style:font-weight-asian="normal"/>
    </style:style>
    <style:style style:name="T29" style:family="text">
      <style:text-properties fo:color="#000000" loext:opacity="100%" style:font-name="JetBrains Mono" fo:font-size="9pt" fo:font-style="normal" fo:font-weight="normal" style:font-size-asian="9pt" style:font-style-asian="normal" style:font-weight-asian="normal"/>
    </style:style>
    <style:style style:name="T30" style:family="text">
      <style:text-properties fo:color="#000000" loext:opacity="100%" style:font-name="JetBrains Mono" fo:font-size="9pt" fo:font-style="normal" fo:font-weight="normal" style:font-size-asian="9pt" style:font-style-asian="normal" style:font-weight-asian="normal"/>
    </style:style>
    <style:style style:name="T31" style:family="text">
      <style:text-properties fo:color="#000000" loext:opacity="100%" style:font-name="JetBrains Mono" fo:font-size="9pt" fo:font-style="normal" fo:font-weight="normal" style:font-size-asian="9pt" style:font-style-asian="normal" style:font-weight-asian="normal"/>
    </style:style>
    <style:style style:name="T32" style:family="text">
      <style:text-properties fo:color="#000000" loext:opacity="100%" style:font-name="JetBrains Mono" fo:font-size="10pt" fo:font-style="italic" fo:font-weight="normal" style:font-size-asian="10pt" style:font-style-asian="italic" style:font-weight-asian="normal" style:font-size-complex="10pt"/>
    </style:style>
    <style:style style:name="T33" style:family="text">
      <style:text-properties fo:color="#000000" loext:opacity="100%" style:font-name="JetBrains Mono" fo:font-size="10pt" fo:font-style="italic" fo:font-weight="normal" style:font-size-asian="10pt" style:font-style-asian="italic" style:font-weight-asian="normal" style:font-size-complex="10pt"/>
    </style:style>
    <style:style style:name="T34" style:family="text">
      <style:text-properties fo:color="#000000" loext:opacity="100%" style:font-name="JetBrains Mono" fo:font-size="10pt" fo:font-style="italic" fo:font-weight="normal" style:font-size-asian="10pt" style:font-style-asian="italic" style:font-weight-asian="normal" style:font-size-complex="10pt"/>
    </style:style>
    <style:style style:name="T35" style:family="text">
      <style:text-properties fo:color="#000000" loext:opacity="100%" style:font-name="JetBrains Mono" fo:font-size="10pt" fo:font-style="italic" fo:font-weight="normal" style:font-size-asian="10pt" style:font-style-asian="italic" style:font-weight-asian="normal" style:font-size-complex="10pt"/>
    </style:style>
    <style:style style:name="T36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37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38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39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40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41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42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43" style:family="text">
      <style:text-properties fo:color="#000000" loext:opacity="100%" fo:font-size="10pt" style:font-size-asian="10pt" style:font-size-complex="10pt"/>
    </style:style>
    <style:style style:name="T44" style:family="text">
      <style:text-properties fo:color="#000000" loext:opacity="100%" style:font-name="Times New Roman" fo:font-size="10pt" fo:font-style="italic" fo:font-weight="normal" style:font-size-asian="10pt" style:font-style-asian="italic" style:font-weight-asian="normal" style:font-size-complex="10pt"/>
    </style:style>
    <style:style style:name="T45" style:family="text">
      <style:text-properties fo:color="#000000" loext:opacity="100%" style:font-name="Times New Roman" fo:font-size="10pt" fo:font-style="italic" fo:font-weight="normal" style:font-size-asian="10pt" style:font-style-asian="italic" style:font-weight-asian="normal" style:font-size-complex="10pt"/>
    </style:style>
    <style:style style:name="T46" style:family="text">
      <style:text-properties fo:color="#000000" loext:opacity="100%" style:font-name="Times New Roman" fo:font-size="10pt" fo:font-style="italic" fo:font-weight="normal" style:font-size-asian="10pt" style:font-style-asian="italic" style:font-weight-asian="normal" style:font-size-complex="10pt"/>
    </style:style>
    <style:style style:name="T47" style:family="text">
      <style:text-properties fo:color="#000000" loext:opacity="100%" style:font-name="Times New Roman" fo:font-size="10pt" fo:font-style="italic" fo:font-weight="normal" style:font-size-asian="10pt" style:font-style-asian="italic" style:font-weight-asian="normal" style:font-size-complex="10pt"/>
    </style:style>
    <style:style style:name="T48" style:family="text">
      <style:text-properties fo:color="#000000" loext:opacity="100%" style:font-name="Times New Roman" fo:font-size="10pt" fo:font-style="normal" fo:font-weight="normal" style:font-size-asian="10pt" style:font-style-asian="normal" style:font-weight-asian="normal" style:font-size-complex="10pt"/>
    </style:style>
    <style:style style:name="T49" style:family="text">
      <style:text-properties fo:color="#000000" loext:opacity="100%" style:font-name="Times New Roman" fo:font-size="10pt" fo:font-style="normal" fo:font-weight="normal" style:font-size-asian="10pt" style:font-style-asian="normal" style:font-weight-asian="normal" style:font-size-complex="10pt"/>
    </style:style>
    <style:style style:name="T50" style:family="text">
      <style:text-properties fo:color="#000000" loext:opacity="100%" style:font-name="Times New Roman" fo:font-size="10pt" fo:font-style="normal" fo:font-weight="normal" style:font-size-asian="10pt" style:font-style-asian="normal" style:font-weight-asian="normal" style:font-size-complex="10pt"/>
    </style:style>
    <style:style style:name="T51" style:family="text">
      <style:text-properties fo:color="#000000" loext:opacity="100%" style:font-name="Times New Roman" fo:font-size="10pt" fo:font-style="normal" fo:font-weight="normal" style:font-size-asian="10pt" style:font-style-asian="normal" style:font-weight-asian="normal" style:font-size-complex="10pt"/>
    </style:style>
    <style:style style:name="T52" style:family="text">
      <style:text-properties fo:color="#000000" loext:opacity="100%" style:font-name="Times New Roman" fo:font-size="10pt" fo:font-style="normal" fo:font-weight="normal" style:font-size-asian="10pt" style:font-style-asian="normal" style:font-weight-asian="normal" style:font-size-complex="10pt"/>
    </style:style>
    <style:style style:name="T53" style:family="text">
      <style:text-properties fo:color="#000000" loext:opacity="100%" style:font-name="Times New Roman" fo:font-size="10pt" fo:font-style="normal" fo:font-weight="normal" style:font-size-asian="10pt" style:font-style-asian="normal" style:font-weight-asian="normal" style:font-size-complex="10pt"/>
    </style:style>
    <style:style style:name="T54" style:family="text">
      <style:text-properties fo:color="#000000" loext:opacity="100%" style:font-name="Times New Roman" fo:font-size="10pt" fo:font-style="normal" fo:font-weight="normal" style:font-size-asian="10pt" style:font-style-asian="normal" style:font-weight-asian="normal" style:font-size-complex="10pt"/>
    </style:style>
    <style:style style:name="T55" style:family="text">
      <style:text-properties fo:color="#000000" loext:opacity="100%" style:font-name="Times New Roman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МІНІСТЕРСТВО ОСВІТИ ТА НАУКИ УКРАЇНИ НАЦІОНАЛЬНИЙ УНІВЕРСИТЕТ “ЛЬВІВСЬКА ПОЛІТЕХНІКА” Н-Н ІНСТИТУТ ПІДПРИЄМНИЦТВА ТА ПЕРСПЕКТИВНИХ ТЕХНОЛОГІЙ</text:p>
      <text:p text:style-name="P3"/>
      <text:p text:style-name="P4"/>
      <text:p text:style-name="P4">Звіт </text:p>
      <text:p text:style-name="P6"><text:span text:style-name="T1">До виконаної лабораторної роботи №</text:span><text:span text:style-name="T3">4</text:span></text:p>
      <text:p text:style-name="P6"><text:span text:style-name="T1"><text:s/>З дисципліни «</text:span><text:bookmark text:name="yui_3_17_2_1_1615703879288_34"/><text:span text:style-name="T6">Алгоритми та структури даних</text:span><text:span text:style-name="T1">»</text:span></text:p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pan text:style-name="T4">Виконав: </text:span><text:span text:style-name="T2">Мальцев Кирило</text:span><text:span text:style-name="T4"> </text:span></text:p>
      <text:p text:style-name="P7"><text:span text:style-name="T4">Прийня</text:span><text:span text:style-name="T5">в</text:span><text:span text:style-name="T4">: </text:span><text:span text:style-name="T5">Лагун</text:span><text:span text:style-name="T4"> </text:span><text:span text:style-name="T5">А</text:span><text:span text:style-name="T4">.</text:span><text:span text:style-name="T5">Е</text:span><text:span text:style-name="T4">.</text:span></text:p>
      <text:p text:style-name="P4"/>
      <text:p text:style-name="P3"/>
      <text:p text:style-name="P3"/>
      <text:p text:style-name="P3"/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">Львів 2020</text:p>
      <text:p text:style-name="P8"><text:soft-page-break/></text:p>
      <text:p text:style-name="P1">Афінний Шифр k-порядку</text:p>
      <text:p text:style-name="P2"/>
      <text:p text:style-name="P11"><text:span text:style-name="T20"><text:line-break/></text:span><text:span text:style-name="T18"><text:line-break/></text:span><text:span text:style-name="T44">public </text:span><text:span text:style-name="T44">class </text:span><text:span text:style-name="T48">AffineCipher </text:span><text:span text:style-name="T48">{</text:span><text:span text:style-name="T55"><text:line-break/><text:line-break/></text:span><text:span text:style-name="T48"> <text:s text:c="3"/></text:span><text:span text:style-name="T44">protected </text:span><text:span text:style-name="T44">static </text:span><text:span text:style-name="T48">String </text:span><text:span text:style-name="T44">alphabet </text:span><text:span text:style-name="T48">= </text:span><text:span text:style-name="T48">"абвгґдеєжзиіїйклмнопрстуфхцчшщьюя _!?"</text:span><text:span text:style-name="T48">;</text:span><text:span text:style-name="T55"><text:line-break/></text:span><text:span text:style-name="T48"> <text:s text:c="3"/></text:span><text:span text:style-name="T44">protected </text:span><text:span text:style-name="T44">static int </text:span><text:span text:style-name="T44">mod </text:span><text:span text:style-name="T48">= </text:span><text:span text:style-name="T44">alphabet</text:span><text:span text:style-name="T48">.</text:span><text:span text:style-name="T48">length</text:span><text:span text:style-name="T48">();</text:span><text:span text:style-name="T55"><text:line-break/><text:line-break/><text:line-break/></text:span><text:span text:style-name="T48"> <text:s text:c="3"/></text:span><text:span text:style-name="T44">public </text:span><text:span text:style-name="T44">static </text:span><text:span text:style-name="T48">String </text:span><text:span text:style-name="T48">code</text:span><text:span text:style-name="T48">(</text:span><text:span text:style-name="T44">int</text:span><text:span text:style-name="T48">[][] </text:span><text:span text:style-name="T48">K</text:span><text:span text:style-name="T48">, </text:span><text:span text:style-name="T44">int</text:span><text:span text:style-name="T48">[] </text:span><text:span text:style-name="T48">S</text:span><text:span text:style-name="T48">, </text:span><text:span text:style-name="T48">String </text:span><text:span text:style-name="T48">text</text:span><text:span text:style-name="T48">) {</text:span><text:span text:style-name="T55"><text:line-break/><text:line-break/></text:span><text:span text:style-name="T48"> <text:s text:c="7"/></text:span><text:span text:style-name="T48">K </text:span><text:span text:style-name="T48">= </text:span><text:span text:style-name="T44">modMatrix</text:span><text:span text:style-name="T48">(</text:span><text:span text:style-name="T48">K</text:span><text:span text:style-name="T48">);</text:span><text:span text:style-name="T55"><text:line-break/></text:span><text:span text:style-name="T48"> <text:s text:c="7"/></text:span><text:span text:style-name="T48">S </text:span><text:span text:style-name="T48">= </text:span><text:span text:style-name="T44">modArray</text:span><text:span text:style-name="T48">(</text:span><text:span text:style-name="T48">S</text:span><text:span text:style-name="T48">);</text:span><text:span text:style-name="T55"><text:line-break/><text:line-break/></text:span><text:span text:style-name="T48"> <text:s text:c="7"/></text:span><text:span text:style-name="T44">long </text:span><text:span text:style-name="T48">determinant </text:span><text:span text:style-name="T48">= </text:span><text:span text:style-name="T44">findDeterminant</text:span><text:span text:style-name="T48">(</text:span><text:span text:style-name="T48">K</text:span><text:span text:style-name="T48">);</text:span><text:span text:style-name="T55"><text:line-break/></text:span><text:span text:style-name="T48"> <text:s text:c="7"/></text:span><text:span text:style-name="T44">if </text:span><text:span text:style-name="T48">(</text:span><text:span text:style-name="T44">checkSimpleNumbers</text:span><text:span text:style-name="T48">(</text:span><text:span text:style-name="T48">determinant</text:span><text:span text:style-name="T48">, </text:span><text:span text:style-name="T44">mod</text:span><text:span text:style-name="T48">) != </text:span><text:span text:style-name="T48">1 </text:span><text:span text:style-name="T48">|| </text:span><text:span text:style-name="T48">determinant </text:span><text:span text:style-name="T48">== </text:span><text:span text:style-name="T48">1</text:span><text:span text:style-name="T48">) {</text:span><text:span text:style-name="T55"><text:line-break/></text:span><text:span text:style-name="T48"> <text:s text:c="11"/></text:span><text:span text:style-name="T48">System</text:span><text:span text:style-name="T48">.</text:span><text:span text:style-name="T44">out</text:span><text:span text:style-name="T48">.</text:span><text:span text:style-name="T48">println</text:span><text:span text:style-name="T48">(</text:span><text:span text:style-name="T48">"ERROR: Determinant and mod should be mutually prime numbers"</text:span><text:span text:style-name="T48">);</text:span><text:span text:style-name="T55"><text:line-break/></text:span><text:span text:style-name="T48"> <text:s text:c="11"/></text:span><text:span text:style-name="T48">System</text:span><text:span text:style-name="T48">.</text:span><text:span text:style-name="T44">out</text:span><text:span text:style-name="T48">.</text:span><text:span text:style-name="T48">println</text:span><text:span text:style-name="T48">(</text:span><text:span text:style-name="T48">determinant </text:span><text:span text:style-name="T48">+ </text:span><text:span text:style-name="T48">" " </text:span><text:span text:style-name="T48">+ </text:span><text:span text:style-name="T44">mod</text:span><text:span text:style-name="T48">);</text:span><text:span text:style-name="T55"><text:line-break/></text:span><text:span text:style-name="T48"> <text:s text:c="11"/></text:span><text:span text:style-name="T44">return </text:span><text:span text:style-name="T48">text</text:span><text:span text:style-name="T48">;</text:span><text:span text:style-name="T55"><text:line-break/></text:span><text:span text:style-name="T48"> <text:s text:c="7"/>}</text:span><text:span text:style-name="T55"><text:line-break/><text:line-break/></text:span><text:span text:style-name="T48"> <text:s text:c="7"/></text:span><text:span text:style-name="T44">if </text:span><text:span text:style-name="T48">(</text:span><text:span text:style-name="T48">K</text:span><text:span text:style-name="T48">.</text:span><text:span text:style-name="T48">length </text:span><text:span text:style-name="T48">!= </text:span><text:span text:style-name="T48">K</text:span><text:span text:style-name="T48">[</text:span><text:span text:style-name="T48">0</text:span><text:span text:style-name="T48">].</text:span><text:span text:style-name="T48">length</text:span><text:span text:style-name="T48">) {</text:span><text:span text:style-name="T55"><text:line-break/></text:span><text:span text:style-name="T48"> <text:s text:c="11"/></text:span><text:span text:style-name="T48">System</text:span><text:span text:style-name="T48">.</text:span><text:span text:style-name="T44">out</text:span><text:span text:style-name="T48">.</text:span><text:span text:style-name="T48">println</text:span><text:span text:style-name="T48">(</text:span><text:span text:style-name="T48">"ERROR: the matrix K must be square"</text:span><text:span text:style-name="T48">);</text:span><text:span text:style-name="T55"><text:line-break/></text:span><text:span text:style-name="T48"> <text:s text:c="11"/></text:span><text:span text:style-name="T44">return </text:span><text:span text:style-name="T48">text</text:span><text:span text:style-name="T48">;</text:span><text:span text:style-name="T55"><text:line-break/></text:span><text:span text:style-name="T48"> <text:s text:c="7"/>} </text:span><text:span text:style-name="T44">else if </text:span><text:span text:style-name="T48">(</text:span><text:span text:style-name="T48">K</text:span><text:span text:style-name="T48">.</text:span><text:span text:style-name="T48">length </text:span><text:span text:style-name="T48">!= </text:span><text:span text:style-name="T48">S</text:span><text:span text:style-name="T48">.</text:span><text:span text:style-name="T48">length</text:span><text:span text:style-name="T48">) {</text:span><text:span text:style-name="T55"><text:line-break/></text:span><text:span text:style-name="T48"> <text:s text:c="11"/></text:span><text:span text:style-name="T48">System</text:span><text:span text:style-name="T48">.</text:span><text:span text:style-name="T44">out</text:span><text:span text:style-name="T48">.</text:span><text:span text:style-name="T48">println</text:span><text:span text:style-name="T48">(</text:span><text:span text:style-name="T48">"ERROR: the matrix S must have same length of column as matrix K"</text:span><text:span text:style-name="T48">);</text:span><text:span text:style-name="T55"><text:line-break/></text:span><text:span text:style-name="T48"> <text:s text:c="11"/></text:span><text:span text:style-name="T44">return </text:span><text:span text:style-name="T48">text</text:span><text:span text:style-name="T48">;</text:span><text:span text:style-name="T55"><text:line-break/></text:span><text:span text:style-name="T48"> <text:s text:c="7"/>}</text:span><text:span text:style-name="T55"><text:line-break/><text:line-break/></text:span><text:span text:style-name="T48"> <text:s text:c="7"/></text:span><text:span text:style-name="T44">if </text:span><text:span text:style-name="T48">(</text:span><text:span text:style-name="T48">text</text:span><text:span text:style-name="T48">.</text:span><text:span text:style-name="T48">length</text:span><text:span text:style-name="T48">() % </text:span><text:span text:style-name="T48">K</text:span><text:span text:style-name="T48">.</text:span><text:span text:style-name="T48">length </text:span><text:span text:style-name="T48">!= </text:span><text:span text:style-name="T48">0</text:span><text:span text:style-name="T48">) {</text:span><text:span text:style-name="T55"><text:line-break/></text:span><text:span text:style-name="T48"> <text:s text:c="11"/></text:span><text:span text:style-name="T44">for </text:span><text:span text:style-name="T48">(</text:span><text:span text:style-name="T44">int </text:span><text:span text:style-name="T48">i </text:span><text:span text:style-name="T48">= </text:span><text:span text:style-name="T48">0</text:span><text:span text:style-name="T48">; </text:span><text:span text:style-name="T48">i </text:span><text:span text:style-name="T48">&lt; </text:span><text:span text:style-name="T48">text</text:span><text:span text:style-name="T48">.</text:span><text:span text:style-name="T48">length</text:span><text:span text:style-name="T48">() % </text:span><text:span text:style-name="T48">K</text:span><text:span text:style-name="T48">.</text:span><text:span text:style-name="T48">length</text:span><text:span text:style-name="T48">; </text:span><text:span text:style-name="T48">i</text:span><text:span text:style-name="T48">++) {</text:span><text:span text:style-name="T55"><text:line-break/></text:span><text:span text:style-name="T48"> <text:s text:c="15"/></text:span><text:span text:style-name="T48">text </text:span><text:span text:style-name="T48">+= </text:span><text:span text:style-name="T48">"_"</text:span><text:span text:style-name="T48">;</text:span><text:span text:style-name="T55"><text:line-break/></text:span><text:span text:style-name="T48"> <text:s text:c="11"/>}</text:span><text:span text:style-name="T55"><text:line-break/></text:span><text:span text:style-name="T48"> <text:s text:c="7"/>}</text:span><text:span text:style-name="T55"><text:line-break/><text:line-break/><text:line-break/></text:span><text:span text:style-name="T48"> <text:s text:c="7"/></text:span><text:span text:style-name="T44">int</text:span><text:span text:style-name="T48">[] </text:span><text:span text:style-name="T48">letterValue </text:span><text:span text:style-name="T48">= </text:span><text:span text:style-name="T44">new int</text:span><text:span text:style-name="T48">[</text:span><text:span text:style-name="T48">text</text:span><text:span text:style-name="T48">.</text:span><text:span text:style-name="T48">length</text:span><text:span text:style-name="T48">()];</text:span><text:span text:style-name="T55"><text:line-break/><text:line-break/></text:span><text:span text:style-name="T48"> <text:s text:c="7"/></text:span><text:span text:style-name="T44">for </text:span><text:span text:style-name="T48">(</text:span><text:span text:style-name="T44">int </text:span><text:span text:style-name="T48">i </text:span><text:span text:style-name="T48">= </text:span><text:span text:style-name="T48">0</text:span><text:span text:style-name="T48">; </text:span><text:span text:style-name="T48">i </text:span><text:span text:style-name="T48">&lt; </text:span><text:span text:style-name="T48">text</text:span><text:span text:style-name="T48">.</text:span><text:span text:style-name="T48">length</text:span><text:span text:style-name="T48">(); </text:span><text:span text:style-name="T48">i</text:span><text:span text:style-name="T48">+= </text:span><text:span text:style-name="T48">S</text:span><text:span text:style-name="T48">.</text:span><text:span text:style-name="T48">length</text:span><text:span text:style-name="T48">) {</text:span><text:span text:style-name="T55"><text:line-break/></text:span><text:span text:style-name="T48"> <text:s text:c="11"/></text:span><text:span text:style-name="T44">int</text:span><text:span text:style-name="T48">[] </text:span><text:span text:style-name="T48">X </text:span><text:span text:style-name="T48">= </text:span><text:span text:style-name="T44">new int</text:span><text:span text:style-name="T48">[</text:span><text:span text:style-name="T48">S</text:span><text:span text:style-name="T48">.</text:span><text:span text:style-name="T48">length</text:span><text:span text:style-name="T48">];</text:span><text:span text:style-name="T55"><text:line-break/></text:span><text:span text:style-name="T48"> <text:s text:c="11"/></text:span><text:span text:style-name="T44">for </text:span><text:span text:style-name="T48">(</text:span><text:span text:style-name="T44">int </text:span><text:span text:style-name="T48">j </text:span><text:span text:style-name="T48">= </text:span><text:span text:style-name="T48">0</text:span><text:span text:style-name="T48">; </text:span><text:span text:style-name="T48">j </text:span><text:span text:style-name="T48">&lt; </text:span><text:span text:style-name="T48">S</text:span><text:span text:style-name="T48">.</text:span><text:span text:style-name="T48">length</text:span><text:span text:style-name="T48">; </text:span><text:span text:style-name="T48">j</text:span><text:span text:style-name="T48">++) {</text:span><text:span text:style-name="T55"><text:line-break/></text:span><text:span text:style-name="T48"> <text:s text:c="15"/></text:span><text:span text:style-name="T48">X</text:span><text:span text:style-name="T48">[</text:span><text:span text:style-name="T48">j</text:span><text:span text:style-name="T48">] = </text:span><text:span text:style-name="T44">alphabet</text:span><text:span text:style-name="T48">.</text:span><text:span text:style-name="T48">indexOf</text:span><text:span text:style-name="T48">(</text:span><text:span text:style-name="T48">text</text:span><text:span text:style-name="T48">.</text:span><text:span text:style-name="T48">charAt</text:span><text:span text:style-name="T48">(</text:span><text:span text:style-name="T48">i</text:span><text:span text:style-name="T48">+</text:span><text:span text:style-name="T48">j</text:span><text:span text:style-name="T48">));</text:span><text:span text:style-name="T55"><text:line-break/></text:span><text:span text:style-name="T48"> <text:s text:c="11"/>}</text:span><text:span text:style-name="T55"><text:line-break/></text:span><text:span text:style-name="T48"> <text:s text:c="11"/></text:span><text:span text:style-name="T44">int</text:span><text:span text:style-name="T48">[] </text:span><text:span text:style-name="T48">AX </text:span><text:span text:style-name="T48">= </text:span><text:span text:style-name="T44">multiplyMatrixOnArray</text:span><text:span text:style-name="T48">(</text:span><text:span text:style-name="T48">K</text:span><text:span text:style-name="T48">, </text:span><text:span text:style-name="T48">X</text:span><text:span text:style-name="T48">);</text:span><text:span text:style-name="T55"><text:line-break/></text:span><text:span text:style-name="T48"> <text:s text:c="11"/></text:span><text:span text:style-name="T44">int</text:span><text:span text:style-name="T48">[] </text:span><text:span text:style-name="T48">res </text:span><text:span text:style-name="T48">= </text:span><text:span text:style-name="T44">addArrays</text:span><text:span text:style-name="T48">(</text:span><text:span text:style-name="T48">AX</text:span><text:span text:style-name="T48">, </text:span><text:span text:style-name="T48">S</text:span><text:span text:style-name="T48">);</text:span><text:span text:style-name="T55"><text:line-break/></text:span><text:span text:style-name="T48"> <text:s text:c="11"/></text:span><text:span text:style-name="T48">System</text:span><text:span text:style-name="T48">.</text:span><text:span text:style-name="T44">arraycopy</text:span><text:span text:style-name="T48">(</text:span><text:span text:style-name="T48">res</text:span><text:span text:style-name="T48">, </text:span><text:span text:style-name="T48">0</text:span><text:span text:style-name="T48">, </text:span><text:span text:style-name="T48">letterValue</text:span><text:span text:style-name="T48">, </text:span><text:span text:style-name="T48">i</text:span><text:span text:style-name="T48">, </text:span><text:span text:style-name="T48">X</text:span><text:span text:style-name="T48">.</text:span><text:span text:style-name="T48">length</text:span><text:span text:style-name="T48">);</text:span><text:span text:style-name="T55"><text:line-break/></text:span><text:span text:style-name="T48"> <text:s text:c="7"/>}</text:span><text:span text:style-name="T55"><text:line-break/><text:line-break/></text:span><text:span text:style-name="T48"> <text:s text:c="7"/></text:span><text:span text:style-name="T48">String </text:span><text:span text:style-name="T48">code </text:span><text:span text:style-name="T48">= </text:span><text:span text:style-name="T48">""</text:span><text:span text:style-name="T48">;</text:span><text:span text:style-name="T55"><text:line-break/></text:span><text:span text:style-name="T48"> <text:s text:c="7"/></text:span><text:span text:style-name="T44">for </text:span><text:span text:style-name="T48">(</text:span><text:span text:style-name="T44">int </text:span><text:span text:style-name="T48">i </text:span><text:span text:style-name="T48">= </text:span><text:span text:style-name="T48">0</text:span><text:span text:style-name="T48">; </text:span><text:span text:style-name="T48">i </text:span><text:span text:style-name="T48">&lt; </text:span><text:span text:style-name="T48">letterValue</text:span><text:span text:style-name="T48">.</text:span><text:span text:style-name="T48">length</text:span><text:span text:style-name="T48">; </text:span><text:span text:style-name="T48">i</text:span><text:span text:style-name="T48">++) {</text:span><text:span text:style-name="T55"><text:line-break/></text:span><text:span text:style-name="T48"> <text:s text:c="11"/></text:span><text:span text:style-name="T48">code </text:span><text:span text:style-name="T48">+= </text:span><text:span text:style-name="T44">alphabet</text:span><text:span text:style-name="T48">.</text:span><text:span text:style-name="T48">charAt</text:span><text:span text:style-name="T48">(</text:span><text:span text:style-name="T48">letterValue</text:span><text:span text:style-name="T48">[</text:span><text:span text:style-name="T48">i</text:span><text:span text:style-name="T48">]);</text:span><text:span text:style-name="T55"><text:line-break/></text:span><text:span text:style-name="T48"> <text:s text:c="7"/>}</text:span><text:span text:style-name="T55"><text:line-break/><text:line-break/></text:span><text:span text:style-name="T48"> <text:s text:c="7"/></text:span><text:span text:style-name="T44">return </text:span><text:span text:style-name="T48">code</text:span><text:span text:style-name="T48">;</text:span><text:span text:style-name="T55"><text:line-break/></text:span><text:span text:style-name="T48"> <text:s text:c="3"/>}</text:span><text:span text:style-name="T55"><text:line-break/><text:line-break/><text:line-break/></text:span><text:span text:style-name="T48"> <text:s text:c="3"/></text:span><text:span text:style-name="T44">public </text:span><text:span text:style-name="T44">static </text:span><text:span text:style-name="T48">String </text:span><text:span text:style-name="T48">decode</text:span><text:span text:style-name="T48">(</text:span><text:span text:style-name="T44">int</text:span><text:span text:style-name="T48">[][] </text:span><text:span text:style-name="T48">K</text:span><text:span text:style-name="T48">, </text:span><text:span text:style-name="T44">int</text:span><text:span text:style-name="T48">[] </text:span><text:span text:style-name="T48">S</text:span><text:span text:style-name="T48">, </text:span><text:span text:style-name="T48">String </text:span><text:span text:style-name="T48">code</text:span><text:span text:style-name="T48">) {</text:span><text:span text:style-name="T55"><text:line-break/><text:line-break/></text:span><text:span text:style-name="T48"> <text:s text:c="7"/></text:span><text:span text:style-name="T48">K </text:span><text:span text:style-name="T48">= </text:span><text:span text:style-name="T44">modMatrix</text:span><text:span text:style-name="T48">(</text:span><text:span text:style-name="T48">K</text:span><text:span text:style-name="T48">);</text:span><text:span text:style-name="T55"><text:line-break/></text:span><text:soft-page-break/><text:span text:style-name="T48"> <text:s text:c="7"/></text:span><text:span text:style-name="T48">S </text:span><text:span text:style-name="T48">= </text:span><text:span text:style-name="T44">modArray</text:span><text:span text:style-name="T48">(</text:span><text:span text:style-name="T48">S</text:span><text:span text:style-name="T48">);</text:span><text:span text:style-name="T55"><text:line-break/><text:line-break/><text:line-break/></text:span><text:span text:style-name="T48"> <text:s text:c="7"/></text:span><text:span text:style-name="T44">long </text:span><text:span text:style-name="T48">determinant </text:span><text:span text:style-name="T48">= </text:span><text:span text:style-name="T44">findDeterminant</text:span><text:span text:style-name="T48">(</text:span><text:span text:style-name="T48">K</text:span><text:span text:style-name="T48">);</text:span><text:span text:style-name="T55"><text:line-break/></text:span><text:span text:style-name="T48"> <text:s text:c="7"/></text:span><text:span text:style-name="T44">if </text:span><text:span text:style-name="T48">(</text:span><text:span text:style-name="T44">checkSimpleNumbers</text:span><text:span text:style-name="T48">(</text:span><text:span text:style-name="T48">determinant</text:span><text:span text:style-name="T48">, </text:span><text:span text:style-name="T44">mod</text:span><text:span text:style-name="T48">) != </text:span><text:span text:style-name="T48">1 </text:span><text:span text:style-name="T48">|| </text:span><text:span text:style-name="T48">determinant </text:span><text:span text:style-name="T48">== </text:span><text:span text:style-name="T48">1</text:span><text:span text:style-name="T48">) {</text:span><text:span text:style-name="T55"><text:line-break/></text:span><text:span text:style-name="T48"> <text:s text:c="11"/></text:span><text:span text:style-name="T48">System</text:span><text:span text:style-name="T48">.</text:span><text:span text:style-name="T44">out</text:span><text:span text:style-name="T48">.</text:span><text:span text:style-name="T48">println</text:span><text:span text:style-name="T48">(</text:span><text:span text:style-name="T48">"ERROR: Determinant and mod should be mutually prime numbers"</text:span><text:span text:style-name="T48">);</text:span><text:span text:style-name="T55"><text:line-break/></text:span><text:span text:style-name="T48"> <text:s text:c="11"/></text:span><text:span text:style-name="T48">System</text:span><text:span text:style-name="T48">.</text:span><text:span text:style-name="T44">out</text:span><text:span text:style-name="T48">.</text:span><text:span text:style-name="T48">println</text:span><text:span text:style-name="T48">(</text:span><text:span text:style-name="T48">determinant </text:span><text:span text:style-name="T48">+ </text:span><text:span text:style-name="T48">" " </text:span><text:span text:style-name="T48">+ </text:span><text:span text:style-name="T44">mod</text:span><text:span text:style-name="T48">);</text:span><text:span text:style-name="T55"><text:line-break/></text:span><text:span text:style-name="T48"> <text:s text:c="11"/></text:span><text:span text:style-name="T44">return </text:span><text:span text:style-name="T48">code</text:span><text:span text:style-name="T48">;</text:span><text:span text:style-name="T55"><text:line-break/></text:span><text:span text:style-name="T48"> <text:s text:c="7"/>}</text:span><text:span text:style-name="T55"><text:line-break/><text:line-break/></text:span><text:span text:style-name="T48"> <text:s text:c="7"/></text:span><text:span text:style-name="T44">long </text:span><text:span text:style-name="T48">RDeterminant </text:span><text:span text:style-name="T48">= </text:span><text:span text:style-name="T44">extended_gcd</text:span><text:span text:style-name="T48">(</text:span><text:span text:style-name="T44">mod</text:span><text:span text:style-name="T48">, </text:span><text:span text:style-name="T48">determinant</text:span><text:span text:style-name="T48">)[</text:span><text:span text:style-name="T48">2</text:span><text:span text:style-name="T48">];</text:span><text:span text:style-name="T55"><text:line-break/><text:line-break/></text:span><text:span text:style-name="T48"> <text:s text:c="7"/></text:span><text:span text:style-name="T44">int</text:span><text:span text:style-name="T48">[][] </text:span><text:span text:style-name="T48">matrixT </text:span><text:span text:style-name="T48">= </text:span><text:span text:style-name="T44">transposedMatrix</text:span><text:span text:style-name="T48">(</text:span><text:span text:style-name="T48">K</text:span><text:span text:style-name="T48">);</text:span><text:span text:style-name="T55"><text:line-break/></text:span><text:span text:style-name="T48"> <text:s text:c="7"/></text:span><text:span text:style-name="T44">int</text:span><text:span text:style-name="T48">[][] </text:span><text:span text:style-name="T48">matrixA </text:span><text:span text:style-name="T48">= </text:span><text:span text:style-name="T44">new int</text:span><text:span text:style-name="T48">[</text:span><text:span text:style-name="T48">matrixT</text:span><text:span text:style-name="T48">.</text:span><text:span text:style-name="T48">length</text:span><text:span text:style-name="T48">][</text:span><text:span text:style-name="T48">matrixT</text:span><text:span text:style-name="T48">.</text:span><text:span text:style-name="T48">length</text:span><text:span text:style-name="T48">];</text:span><text:span text:style-name="T55"><text:line-break/><text:line-break/></text:span><text:span text:style-name="T48"> <text:s text:c="7"/></text:span><text:span text:style-name="T44">for </text:span><text:span text:style-name="T48">(</text:span><text:span text:style-name="T44">int </text:span><text:span text:style-name="T48">i </text:span><text:span text:style-name="T48">= </text:span><text:span text:style-name="T48">0</text:span><text:span text:style-name="T48">; </text:span><text:span text:style-name="T48">i </text:span><text:span text:style-name="T48">&lt; </text:span><text:span text:style-name="T48">matrixT</text:span><text:span text:style-name="T48">.</text:span><text:span text:style-name="T48">length</text:span><text:span text:style-name="T48">; </text:span><text:span text:style-name="T48">i</text:span><text:span text:style-name="T48">++) {</text:span><text:span text:style-name="T55"><text:line-break/></text:span><text:span text:style-name="T48"> <text:s text:c="11"/></text:span><text:span text:style-name="T44">for</text:span><text:span text:style-name="T48">(</text:span><text:span text:style-name="T44">int </text:span><text:span text:style-name="T48">j </text:span><text:span text:style-name="T48">= </text:span><text:span text:style-name="T48">0</text:span><text:span text:style-name="T48">; </text:span><text:span text:style-name="T48">j </text:span><text:span text:style-name="T48">&lt; </text:span><text:span text:style-name="T48">matrixT</text:span><text:span text:style-name="T48">.</text:span><text:span text:style-name="T48">length</text:span><text:span text:style-name="T48">; </text:span><text:span text:style-name="T48">j</text:span><text:span text:style-name="T48">++) {</text:span><text:span text:style-name="T55"><text:line-break/></text:span><text:span text:style-name="T48"> <text:s text:c="15"/></text:span><text:span text:style-name="T44">int</text:span><text:span text:style-name="T48">[][] </text:span><text:span text:style-name="T48">minorMatrix </text:span><text:span text:style-name="T48">= </text:span><text:span text:style-name="T44">buildMinor</text:span><text:span text:style-name="T48">(</text:span><text:span text:style-name="T48">matrixT</text:span><text:span text:style-name="T48">, </text:span><text:span text:style-name="T48">i</text:span><text:span text:style-name="T48">, </text:span><text:span text:style-name="T48">j</text:span><text:span text:style-name="T48">);</text:span><text:span text:style-name="T55"><text:line-break/></text:span><text:span text:style-name="T48"> <text:s text:c="15"/></text:span><text:span text:style-name="T44">int </text:span><text:span text:style-name="T48">cof </text:span><text:span text:style-name="T48">= (</text:span><text:span text:style-name="T44">int</text:span><text:span text:style-name="T48">) </text:span><text:span text:style-name="T48">Math</text:span><text:span text:style-name="T48">.</text:span><text:span text:style-name="T44">pow</text:span><text:span text:style-name="T48">(-</text:span><text:span text:style-name="T48">1</text:span><text:span text:style-name="T48">, </text:span><text:span text:style-name="T48">i </text:span><text:span text:style-name="T48">+ </text:span><text:span text:style-name="T48">1 </text:span><text:span text:style-name="T48">+ </text:span><text:span text:style-name="T48">j </text:span><text:span text:style-name="T48">+ </text:span><text:span text:style-name="T48">1</text:span><text:span text:style-name="T48">);</text:span><text:span text:style-name="T55"><text:line-break/></text:span><text:span text:style-name="T48"> <text:s text:c="15"/></text:span><text:span text:style-name="T44">if </text:span><text:span text:style-name="T48">(</text:span><text:span text:style-name="T48">minorMatrix</text:span><text:span text:style-name="T48">.</text:span><text:span text:style-name="T48">length </text:span><text:span text:style-name="T48">== </text:span><text:span text:style-name="T48">1</text:span><text:span text:style-name="T48">) </text:span><text:span text:style-name="T48">matrixA</text:span><text:span text:style-name="T48">[</text:span><text:span text:style-name="T48">i</text:span><text:span text:style-name="T48">][</text:span><text:span text:style-name="T48">j</text:span><text:span text:style-name="T48">] = </text:span><text:span text:style-name="T48">cof </text:span><text:span text:style-name="T48">* </text:span><text:span text:style-name="T48">minorMatrix</text:span><text:span text:style-name="T48">[</text:span><text:span text:style-name="T48">0</text:span><text:span text:style-name="T48">][</text:span><text:span text:style-name="T48">0</text:span><text:span text:style-name="T48">];</text:span><text:span text:style-name="T55"><text:line-break/></text:span><text:span text:style-name="T48"> <text:s text:c="15"/></text:span><text:span text:style-name="T44">else </text:span><text:span text:style-name="T48">{</text:span><text:span text:style-name="T55"><text:line-break/><text:line-break/></text:span><text:span text:style-name="T48"> <text:s text:c="19"/></text:span><text:span text:style-name="T48">matrixA</text:span><text:span text:style-name="T48">[</text:span><text:span text:style-name="T48">i</text:span><text:span text:style-name="T48">][</text:span><text:span text:style-name="T48">j</text:span><text:span text:style-name="T48">] = (</text:span><text:span text:style-name="T44">int</text:span><text:span text:style-name="T48">) (</text:span><text:span text:style-name="T48">cof </text:span><text:span text:style-name="T48">* </text:span><text:span text:style-name="T44">findDeterminant</text:span><text:span text:style-name="T48">(</text:span><text:span text:style-name="T48">minorMatrix</text:span><text:span text:style-name="T48">));</text:span><text:span text:style-name="T55"><text:line-break/></text:span><text:span text:style-name="T48"> <text:s text:c="15"/>}</text:span><text:span text:style-name="T55"><text:line-break/></text:span><text:span text:style-name="T48"> <text:s text:c="11"/>}</text:span><text:span text:style-name="T55"><text:line-break/></text:span><text:span text:style-name="T48"> <text:s text:c="7"/>}</text:span><text:span text:style-name="T55"><text:line-break/><text:line-break/></text:span><text:span text:style-name="T48"> <text:s text:c="7"/></text:span><text:span text:style-name="T44">int</text:span><text:span text:style-name="T48">[][] </text:span><text:span text:style-name="T48">matrixR </text:span><text:span text:style-name="T48">= </text:span><text:span text:style-name="T44">multiplyMatrixOnNum</text:span><text:span text:style-name="T48">(</text:span><text:span text:style-name="T48">matrixA</text:span><text:span text:style-name="T48">, </text:span><text:span text:style-name="T48">RDeterminant</text:span><text:span text:style-name="T48">);</text:span><text:span text:style-name="T55"><text:line-break/></text:span><text:span text:style-name="T48"> <text:s text:c="7"/></text:span><text:span text:style-name="T44">int</text:span><text:span text:style-name="T48">[] </text:span><text:span text:style-name="T48">SS </text:span><text:span text:style-name="T48">= </text:span><text:span text:style-name="T44">multiplyMatrixOnArray</text:span><text:span text:style-name="T48">(</text:span><text:span text:style-name="T44">multiplyMatrixOnNum</text:span><text:span text:style-name="T48">(</text:span><text:span text:style-name="T48">matrixR</text:span><text:span text:style-name="T48">, -</text:span><text:span text:style-name="T48">1</text:span><text:span text:style-name="T48">), </text:span><text:span text:style-name="T48">S</text:span><text:span text:style-name="T48">);</text:span><text:span text:style-name="T55"><text:line-break/></text:span><text:span text:style-name="T48"> <text:s text:c="7"/></text:span><text:span text:style-name="T44">int</text:span><text:span text:style-name="T48">[] </text:span><text:span text:style-name="T48">letterValue </text:span><text:span text:style-name="T48">= </text:span><text:span text:style-name="T44">new int</text:span><text:span text:style-name="T48">[</text:span><text:span text:style-name="T48">code</text:span><text:span text:style-name="T48">.</text:span><text:span text:style-name="T48">length</text:span><text:span text:style-name="T48">()];</text:span><text:span text:style-name="T55"><text:line-break/><text:line-break/></text:span><text:span text:style-name="T48"> <text:s text:c="7"/></text:span><text:span text:style-name="T44">for </text:span><text:span text:style-name="T48">(</text:span><text:span text:style-name="T44">int </text:span><text:span text:style-name="T48">i </text:span><text:span text:style-name="T48">= </text:span><text:span text:style-name="T48">0</text:span><text:span text:style-name="T48">; </text:span><text:span text:style-name="T48">i </text:span><text:span text:style-name="T48">&lt; </text:span><text:span text:style-name="T48">code</text:span><text:span text:style-name="T48">.</text:span><text:span text:style-name="T48">length</text:span><text:span text:style-name="T48">(); </text:span><text:span text:style-name="T48">i</text:span><text:span text:style-name="T48">+= </text:span><text:span text:style-name="T48">SS</text:span><text:span text:style-name="T48">.</text:span><text:span text:style-name="T48">length</text:span><text:span text:style-name="T48">) {</text:span><text:span text:style-name="T55"><text:line-break/></text:span><text:span text:style-name="T48"> <text:s text:c="11"/></text:span><text:span text:style-name="T44">int</text:span><text:span text:style-name="T48">[] </text:span><text:span text:style-name="T48">X </text:span><text:span text:style-name="T48">= </text:span><text:span text:style-name="T44">new int</text:span><text:span text:style-name="T48">[</text:span><text:span text:style-name="T48">SS</text:span><text:span text:style-name="T48">.</text:span><text:span text:style-name="T48">length</text:span><text:span text:style-name="T48">];</text:span><text:span text:style-name="T55"><text:line-break/></text:span><text:span text:style-name="T48"> <text:s text:c="11"/></text:span><text:span text:style-name="T44">for </text:span><text:span text:style-name="T48">(</text:span><text:span text:style-name="T44">int </text:span><text:span text:style-name="T48">j </text:span><text:span text:style-name="T48">= </text:span><text:span text:style-name="T48">0</text:span><text:span text:style-name="T48">; </text:span><text:span text:style-name="T48">j </text:span><text:span text:style-name="T48">&lt; </text:span><text:span text:style-name="T48">SS</text:span><text:span text:style-name="T48">.</text:span><text:span text:style-name="T48">length</text:span><text:span text:style-name="T48">; </text:span><text:span text:style-name="T48">j</text:span><text:span text:style-name="T48">++) {</text:span><text:span text:style-name="T55"><text:line-break/></text:span><text:span text:style-name="T48"> <text:s text:c="15"/></text:span><text:span text:style-name="T48">X</text:span><text:span text:style-name="T48">[</text:span><text:span text:style-name="T48">j</text:span><text:span text:style-name="T48">] = </text:span><text:span text:style-name="T44">alphabet</text:span><text:span text:style-name="T48">.</text:span><text:span text:style-name="T48">indexOf</text:span><text:span text:style-name="T48">(</text:span><text:span text:style-name="T48">code</text:span><text:span text:style-name="T48">.</text:span><text:span text:style-name="T48">charAt</text:span><text:span text:style-name="T48">(</text:span><text:span text:style-name="T48">i</text:span><text:span text:style-name="T48">+</text:span><text:span text:style-name="T48">j</text:span><text:span text:style-name="T48">));</text:span><text:span text:style-name="T55"><text:line-break/></text:span><text:span text:style-name="T48"> <text:s text:c="11"/>}</text:span><text:span text:style-name="T55"><text:line-break/></text:span><text:span text:style-name="T48"> <text:s text:c="11"/></text:span><text:span text:style-name="T44">int</text:span><text:span text:style-name="T48">[] </text:span><text:span text:style-name="T48">AX </text:span><text:span text:style-name="T48">= </text:span><text:span text:style-name="T44">multiplyMatrixOnArray</text:span><text:span text:style-name="T48">(</text:span><text:span text:style-name="T48">matrixR</text:span><text:span text:style-name="T48">, </text:span><text:span text:style-name="T48">X</text:span><text:span text:style-name="T48">);</text:span><text:span text:style-name="T55"><text:line-break/></text:span><text:span text:style-name="T48"> <text:s text:c="11"/></text:span><text:span text:style-name="T44">int</text:span><text:span text:style-name="T48">[] </text:span><text:span text:style-name="T48">res </text:span><text:span text:style-name="T48">= </text:span><text:span text:style-name="T44">addArrays</text:span><text:span text:style-name="T48">(</text:span><text:span text:style-name="T48">AX</text:span><text:span text:style-name="T48">, </text:span><text:span text:style-name="T48">SS</text:span><text:span text:style-name="T48">);</text:span><text:span text:style-name="T55"><text:line-break/></text:span><text:span text:style-name="T48"> <text:s text:c="11"/></text:span><text:span text:style-name="T48">System</text:span><text:span text:style-name="T48">.</text:span><text:span text:style-name="T44">arraycopy</text:span><text:span text:style-name="T48">(</text:span><text:span text:style-name="T48">res</text:span><text:span text:style-name="T48">, </text:span><text:span text:style-name="T48">0</text:span><text:span text:style-name="T48">, </text:span><text:span text:style-name="T48">letterValue</text:span><text:span text:style-name="T48">, </text:span><text:span text:style-name="T48">i</text:span><text:span text:style-name="T48">, </text:span><text:span text:style-name="T48">X</text:span><text:span text:style-name="T48">.</text:span><text:span text:style-name="T48">length</text:span><text:span text:style-name="T48">);</text:span><text:span text:style-name="T55"><text:line-break/></text:span><text:span text:style-name="T48"> <text:s text:c="7"/>}</text:span><text:span text:style-name="T55"><text:line-break/><text:line-break/></text:span><text:span text:style-name="T48"> <text:s text:c="7"/></text:span><text:span text:style-name="T48">String </text:span><text:span text:style-name="T48">text </text:span><text:span text:style-name="T48">= </text:span><text:span text:style-name="T48">""</text:span><text:span text:style-name="T48">;</text:span><text:span text:style-name="T55"><text:line-break/></text:span><text:span text:style-name="T48"> <text:s text:c="7"/></text:span><text:span text:style-name="T44">for </text:span><text:span text:style-name="T48">(</text:span><text:span text:style-name="T44">int </text:span><text:span text:style-name="T48">i </text:span><text:span text:style-name="T48">= </text:span><text:span text:style-name="T48">0</text:span><text:span text:style-name="T48">; </text:span><text:span text:style-name="T48">i </text:span><text:span text:style-name="T48">&lt; </text:span><text:span text:style-name="T48">letterValue</text:span><text:span text:style-name="T48">.</text:span><text:span text:style-name="T48">length</text:span><text:span text:style-name="T48">; </text:span><text:span text:style-name="T48">i</text:span><text:span text:style-name="T48">++) {</text:span><text:span text:style-name="T55"><text:line-break/></text:span><text:span text:style-name="T48"> <text:s text:c="11"/></text:span><text:span text:style-name="T48">text </text:span><text:span text:style-name="T48">+= </text:span><text:span text:style-name="T44">alphabet</text:span><text:span text:style-name="T48">.</text:span><text:span text:style-name="T48">charAt</text:span><text:span text:style-name="T48">(</text:span><text:span text:style-name="T48">letterValue</text:span><text:span text:style-name="T48">[</text:span><text:span text:style-name="T48">i</text:span><text:span text:style-name="T48">]);</text:span><text:span text:style-name="T55"><text:line-break/></text:span><text:span text:style-name="T48"> <text:s text:c="7"/>}</text:span><text:span text:style-name="T55"><text:line-break/><text:line-break/></text:span><text:span text:style-name="T48"> <text:s text:c="7"/></text:span><text:span text:style-name="T44">return </text:span><text:span text:style-name="T48">text</text:span><text:span text:style-name="T48">;</text:span><text:span text:style-name="T55"><text:line-break/><text:line-break/></text:span><text:span text:style-name="T48"> <text:s text:c="3"/>}</text:span><text:span text:style-name="T55"><text:line-break/><text:line-break/><text:line-break/></text:span><text:span text:style-name="T48"> <text:s text:c="3"/></text:span><text:span text:style-name="T44">protected </text:span><text:span text:style-name="T44">static int</text:span><text:span text:style-name="T48">[][] </text:span><text:span text:style-name="T48">modMatrix</text:span><text:span text:style-name="T48">(</text:span><text:span text:style-name="T44">int</text:span><text:span text:style-name="T48">[][] </text:span><text:span text:style-name="T48">matrix</text:span><text:span text:style-name="T48">) {</text:span><text:span text:style-name="T55"><text:line-break/><text:line-break/></text:span><text:span text:style-name="T48"> <text:s text:c="7"/></text:span><text:span text:style-name="T44">int</text:span><text:span text:style-name="T48">[][] </text:span><text:span text:style-name="T48">result </text:span><text:span text:style-name="T48">= </text:span><text:span text:style-name="T44">new int</text:span><text:span text:style-name="T48">[</text:span><text:span text:style-name="T48">matrix</text:span><text:span text:style-name="T48">.</text:span><text:span text:style-name="T48">length</text:span><text:span text:style-name="T48">][</text:span><text:span text:style-name="T48">matrix</text:span><text:span text:style-name="T48">.</text:span><text:span text:style-name="T48">length</text:span><text:span text:style-name="T48">];</text:span><text:span text:style-name="T55"><text:line-break/><text:line-break/></text:span><text:span text:style-name="T48"> <text:s text:c="7"/></text:span><text:span text:style-name="T44">for </text:span><text:span text:style-name="T48">(</text:span><text:span text:style-name="T44">int </text:span><text:span text:style-name="T48">i </text:span><text:span text:style-name="T48">= </text:span><text:span text:style-name="T48">0</text:span><text:span text:style-name="T48">; </text:span><text:span text:style-name="T48">i </text:span><text:span text:style-name="T48">&lt; </text:span><text:span text:style-name="T48">matrix</text:span><text:span text:style-name="T48">.</text:span><text:span text:style-name="T48">length</text:span><text:span text:style-name="T48">; </text:span><text:span text:style-name="T48">i</text:span><text:span text:style-name="T48">++) {</text:span><text:span text:style-name="T55"><text:line-break/></text:span><text:span text:style-name="T48"> <text:s text:c="11"/></text:span><text:span text:style-name="T44">for</text:span><text:span text:style-name="T48">(</text:span><text:span text:style-name="T44">int </text:span><text:span text:style-name="T48">j </text:span><text:span text:style-name="T48">= </text:span><text:span text:style-name="T48">0</text:span><text:span text:style-name="T48">; </text:span><text:span text:style-name="T48">j </text:span><text:span text:style-name="T48">&lt; </text:span><text:span text:style-name="T48">matrix</text:span><text:span text:style-name="T48">.</text:span><text:span text:style-name="T48">length</text:span><text:span text:style-name="T48">; </text:span><text:span text:style-name="T48">j</text:span><text:span text:style-name="T48">++) {</text:span><text:span text:style-name="T55"><text:line-break/><text:line-break/></text:span><text:span text:style-name="T48"> <text:s text:c="15"/></text:span><text:span text:style-name="T44">while </text:span><text:span text:style-name="T48">(</text:span><text:span text:style-name="T48">matrix</text:span><text:span text:style-name="T48">[</text:span><text:span text:style-name="T48">i</text:span><text:span text:style-name="T48">][</text:span><text:span text:style-name="T48">j</text:span><text:span text:style-name="T48">] &lt; </text:span><text:span text:style-name="T48">0</text:span><text:span text:style-name="T48">) {</text:span><text:span text:style-name="T55"><text:line-break/></text:span><text:span text:style-name="T48"> <text:s text:c="19"/></text:span><text:span text:style-name="T48">matrix</text:span><text:span text:style-name="T48">[</text:span><text:span text:style-name="T48">i</text:span><text:span text:style-name="T48">][</text:span><text:span text:style-name="T48">j</text:span><text:span text:style-name="T48">] += </text:span><text:span text:style-name="T44">mod</text:span><text:span text:style-name="T48">;</text:span><text:span text:style-name="T55"><text:line-break/></text:span><text:span text:style-name="T48"> <text:s text:c="15"/>}</text:span><text:span text:style-name="T55"><text:line-break/></text:span><text:span text:style-name="T48"> <text:s text:c="15"/></text:span><text:span text:style-name="T48">result</text:span><text:span text:style-name="T48">[</text:span><text:span text:style-name="T48">i</text:span><text:span text:style-name="T48">][</text:span><text:span text:style-name="T48">j</text:span><text:span text:style-name="T48">] = </text:span><text:span text:style-name="T48">matrix</text:span><text:span text:style-name="T48">[</text:span><text:span text:style-name="T48">i</text:span><text:span text:style-name="T48">][</text:span><text:span text:style-name="T48">j</text:span><text:span text:style-name="T48">] % </text:span><text:span text:style-name="T44">mod</text:span><text:span text:style-name="T48">;</text:span><text:span text:style-name="T55"><text:line-break/></text:span><text:span text:style-name="T48"> <text:s text:c="11"/>}</text:span><text:span text:style-name="T55"><text:line-break/></text:span><text:soft-page-break/><text:span text:style-name="T48"> <text:s text:c="7"/>}</text:span><text:span text:style-name="T55"><text:line-break/><text:line-break/></text:span><text:span text:style-name="T48"> <text:s text:c="7"/></text:span><text:span text:style-name="T44">return </text:span><text:span text:style-name="T48">result</text:span><text:span text:style-name="T48">;</text:span><text:span text:style-name="T55"><text:line-break/></text:span><text:span text:style-name="T48"> <text:s text:c="3"/>}</text:span><text:span text:style-name="T55"><text:line-break/><text:line-break/><text:line-break/></text:span><text:span text:style-name="T48"> <text:s text:c="3"/></text:span><text:span text:style-name="T44">protected </text:span><text:span text:style-name="T44">static int</text:span><text:span text:style-name="T48">[] </text:span><text:span text:style-name="T48">modArray</text:span><text:span text:style-name="T48">(</text:span><text:span text:style-name="T44">int</text:span><text:span text:style-name="T48">[] </text:span><text:span text:style-name="T48">array</text:span><text:span text:style-name="T48">) {</text:span><text:span text:style-name="T55"><text:line-break/></text:span><text:span text:style-name="T48"> <text:s text:c="7"/></text:span><text:span text:style-name="T44">int</text:span><text:span text:style-name="T48">[] </text:span><text:span text:style-name="T48">result </text:span><text:span text:style-name="T48">= </text:span><text:span text:style-name="T44">new int</text:span><text:span text:style-name="T48">[</text:span><text:span text:style-name="T48">array</text:span><text:span text:style-name="T48">.</text:span><text:span text:style-name="T48">length</text:span><text:span text:style-name="T48">];</text:span><text:span text:style-name="T55"><text:line-break/><text:line-break/></text:span><text:span text:style-name="T48"> <text:s text:c="7"/></text:span><text:span text:style-name="T44">for </text:span><text:span text:style-name="T48">(</text:span><text:span text:style-name="T44">int </text:span><text:span text:style-name="T48">i </text:span><text:span text:style-name="T48">= </text:span><text:span text:style-name="T48">0</text:span><text:span text:style-name="T48">; </text:span><text:span text:style-name="T48">i </text:span><text:span text:style-name="T48">&lt; </text:span><text:span text:style-name="T48">array</text:span><text:span text:style-name="T48">.</text:span><text:span text:style-name="T48">length</text:span><text:span text:style-name="T48">; </text:span><text:span text:style-name="T48">i</text:span><text:span text:style-name="T48">++) {</text:span><text:span text:style-name="T55"><text:line-break/><text:line-break/></text:span><text:span text:style-name="T48"> <text:s text:c="11"/></text:span><text:span text:style-name="T44">while </text:span><text:span text:style-name="T48">(</text:span><text:span text:style-name="T48">array</text:span><text:span text:style-name="T48">[</text:span><text:span text:style-name="T48">i</text:span><text:span text:style-name="T48">] &lt; </text:span><text:span text:style-name="T48">0</text:span><text:span text:style-name="T48">) {</text:span><text:span text:style-name="T55"><text:line-break/></text:span><text:span text:style-name="T48"> <text:s text:c="15"/></text:span><text:span text:style-name="T48">array</text:span><text:span text:style-name="T48">[</text:span><text:span text:style-name="T48">i</text:span><text:span text:style-name="T48">] += </text:span><text:span text:style-name="T44">mod</text:span><text:span text:style-name="T48">;</text:span><text:span text:style-name="T55"><text:line-break/></text:span><text:span text:style-name="T48"> <text:s text:c="11"/>}</text:span><text:span text:style-name="T55"><text:line-break/></text:span><text:span text:style-name="T48"> <text:s text:c="11"/></text:span><text:span text:style-name="T48">result</text:span><text:span text:style-name="T48">[</text:span><text:span text:style-name="T48">i</text:span><text:span text:style-name="T48">] = </text:span><text:span text:style-name="T48">array</text:span><text:span text:style-name="T48">[</text:span><text:span text:style-name="T48">i</text:span><text:span text:style-name="T48">] % </text:span><text:span text:style-name="T44">mod</text:span><text:span text:style-name="T48">;</text:span><text:span text:style-name="T55"><text:line-break/></text:span><text:span text:style-name="T48"> <text:s text:c="7"/>}</text:span><text:span text:style-name="T55"><text:line-break/><text:line-break/></text:span><text:span text:style-name="T48"> <text:s text:c="7"/></text:span><text:span text:style-name="T44">return </text:span><text:span text:style-name="T48">result</text:span><text:span text:style-name="T48">;</text:span><text:span text:style-name="T55"><text:line-break/></text:span><text:span text:style-name="T48"> <text:s text:c="3"/>}</text:span><text:span text:style-name="T55"><text:line-break/><text:line-break/><text:line-break/></text:span><text:span text:style-name="T48"> <text:s text:c="3"/></text:span><text:span text:style-name="T44">protected </text:span><text:span text:style-name="T44">static int</text:span><text:span text:style-name="T48">[] </text:span><text:span text:style-name="T48">addArrays</text:span><text:span text:style-name="T48">(</text:span><text:span text:style-name="T44">int</text:span><text:span text:style-name="T48">[] </text:span><text:span text:style-name="T48">array1</text:span><text:span text:style-name="T48">, </text:span><text:span text:style-name="T44">int</text:span><text:span text:style-name="T48">[] </text:span><text:span text:style-name="T48">array2</text:span><text:span text:style-name="T48">) {</text:span><text:span text:style-name="T55"><text:line-break/><text:line-break/></text:span><text:span text:style-name="T48"> <text:s text:c="7"/></text:span><text:span text:style-name="T44">int</text:span><text:span text:style-name="T48">[] </text:span><text:span text:style-name="T48">result </text:span><text:span text:style-name="T48">= </text:span><text:span text:style-name="T44">new int</text:span><text:span text:style-name="T48">[</text:span><text:span text:style-name="T48">array1</text:span><text:span text:style-name="T48">.</text:span><text:span text:style-name="T48">length</text:span><text:span text:style-name="T48">];</text:span><text:span text:style-name="T55"><text:line-break/></text:span><text:span text:style-name="T48"> <text:s text:c="7"/></text:span><text:span text:style-name="T44">for </text:span><text:span text:style-name="T48">(</text:span><text:span text:style-name="T44">int </text:span><text:span text:style-name="T48">i </text:span><text:span text:style-name="T48">= </text:span><text:span text:style-name="T48">0</text:span><text:span text:style-name="T48">; </text:span><text:span text:style-name="T48">i </text:span><text:span text:style-name="T48">&lt; </text:span><text:span text:style-name="T48">array2</text:span><text:span text:style-name="T48">.</text:span><text:span text:style-name="T48">length</text:span><text:span text:style-name="T48">; </text:span><text:span text:style-name="T48">i</text:span><text:span text:style-name="T48">++) {</text:span><text:span text:style-name="T55"><text:line-break/></text:span><text:span text:style-name="T48"> <text:s text:c="11"/></text:span><text:span text:style-name="T48">result</text:span><text:span text:style-name="T48">[</text:span><text:span text:style-name="T48">i</text:span><text:span text:style-name="T48">] = (</text:span><text:span text:style-name="T48">array1</text:span><text:span text:style-name="T48">[</text:span><text:span text:style-name="T48">i</text:span><text:span text:style-name="T48">] + </text:span><text:span text:style-name="T48">array2</text:span><text:span text:style-name="T48">[</text:span><text:span text:style-name="T48">i</text:span><text:span text:style-name="T48">]) % </text:span><text:span text:style-name="T44">mod</text:span><text:span text:style-name="T48">;</text:span><text:span text:style-name="T55"><text:line-break/></text:span><text:span text:style-name="T48"> <text:s text:c="7"/>}</text:span><text:span text:style-name="T55"><text:line-break/><text:line-break/></text:span><text:span text:style-name="T48"> <text:s text:c="7"/></text:span><text:span text:style-name="T44">return </text:span><text:span text:style-name="T48">result</text:span><text:span text:style-name="T48">;</text:span><text:span text:style-name="T55"><text:line-break/></text:span><text:span text:style-name="T48"> <text:s text:c="3"/>}</text:span><text:span text:style-name="T55"><text:line-break/><text:line-break/><text:line-break/></text:span><text:span text:style-name="T48"> <text:s text:c="3"/></text:span><text:span text:style-name="T44">protected </text:span><text:span text:style-name="T44">static int</text:span><text:span text:style-name="T48">[] </text:span><text:span text:style-name="T48">multiplyMatrixOnArray</text:span><text:span text:style-name="T48">(</text:span><text:span text:style-name="T44">int</text:span><text:span text:style-name="T48">[][] </text:span><text:span text:style-name="T48">matrix</text:span><text:span text:style-name="T48">, </text:span><text:span text:style-name="T44">int</text:span><text:span text:style-name="T48">[] </text:span><text:span text:style-name="T48">array</text:span><text:span text:style-name="T48">) {</text:span><text:span text:style-name="T55"><text:line-break/></text:span><text:span text:style-name="T48"> <text:s text:c="7"/></text:span><text:span text:style-name="T44">int</text:span><text:span text:style-name="T48">[] </text:span><text:span text:style-name="T48">result </text:span><text:span text:style-name="T48">= </text:span><text:span text:style-name="T44">new int</text:span><text:span text:style-name="T48">[</text:span><text:span text:style-name="T48">array</text:span><text:span text:style-name="T48">.</text:span><text:span text:style-name="T48">length</text:span><text:span text:style-name="T48">];</text:span><text:span text:style-name="T55"><text:line-break/><text:line-break/></text:span><text:span text:style-name="T48"> <text:s text:c="7"/></text:span><text:span text:style-name="T44">for </text:span><text:span text:style-name="T48">(</text:span><text:span text:style-name="T44">int </text:span><text:span text:style-name="T48">i </text:span><text:span text:style-name="T48">= </text:span><text:span text:style-name="T48">0</text:span><text:span text:style-name="T48">; </text:span><text:span text:style-name="T48">i </text:span><text:span text:style-name="T48">&lt; </text:span><text:span text:style-name="T48">matrix</text:span><text:span text:style-name="T48">.</text:span><text:span text:style-name="T48">length</text:span><text:span text:style-name="T48">; </text:span><text:span text:style-name="T48">i</text:span><text:span text:style-name="T48">++) {</text:span><text:span text:style-name="T55"><text:line-break/></text:span><text:span text:style-name="T48"> <text:s text:c="11"/></text:span><text:span text:style-name="T44">int </text:span><text:span text:style-name="T48">temp </text:span><text:span text:style-name="T48">= </text:span><text:span text:style-name="T48">0</text:span><text:span text:style-name="T48">;</text:span><text:span text:style-name="T55"><text:line-break/></text:span><text:span text:style-name="T48"> <text:s text:c="11"/></text:span><text:span text:style-name="T44">for </text:span><text:span text:style-name="T48">(</text:span><text:span text:style-name="T44">int </text:span><text:span text:style-name="T48">j </text:span><text:span text:style-name="T48">= </text:span><text:span text:style-name="T48">0</text:span><text:span text:style-name="T48">; </text:span><text:span text:style-name="T48">j </text:span><text:span text:style-name="T48">&lt; </text:span><text:span text:style-name="T48">matrix</text:span><text:span text:style-name="T48">.</text:span><text:span text:style-name="T48">length</text:span><text:span text:style-name="T48">; </text:span><text:span text:style-name="T48">j</text:span><text:span text:style-name="T48">++) {</text:span><text:span text:style-name="T55"><text:line-break/></text:span><text:span text:style-name="T48"> <text:s text:c="15"/></text:span><text:span text:style-name="T48">temp </text:span><text:span text:style-name="T48">+= </text:span><text:span text:style-name="T48">matrix</text:span><text:span text:style-name="T48">[</text:span><text:span text:style-name="T48">i</text:span><text:span text:style-name="T48">][</text:span><text:span text:style-name="T48">j</text:span><text:span text:style-name="T48">] * </text:span><text:span text:style-name="T48">array</text:span><text:span text:style-name="T48">[</text:span><text:span text:style-name="T48">j</text:span><text:span text:style-name="T48">];</text:span><text:span text:style-name="T55"><text:line-break/></text:span><text:span text:style-name="T48"> <text:s text:c="11"/>}</text:span><text:span text:style-name="T55"><text:line-break/></text:span><text:span text:style-name="T48"> <text:s text:c="11"/></text:span><text:span text:style-name="T44">while </text:span><text:span text:style-name="T48">(</text:span><text:span text:style-name="T48">temp </text:span><text:span text:style-name="T48">&lt; </text:span><text:span text:style-name="T48">0</text:span><text:span text:style-name="T48">) {</text:span><text:span text:style-name="T55"><text:line-break/></text:span><text:span text:style-name="T48"> <text:s text:c="15"/></text:span><text:span text:style-name="T48">temp </text:span><text:span text:style-name="T48">+= </text:span><text:span text:style-name="T44">mod</text:span><text:span text:style-name="T48">;</text:span><text:span text:style-name="T55"><text:line-break/></text:span><text:span text:style-name="T48"> <text:s text:c="11"/>}</text:span><text:span text:style-name="T55"><text:line-break/></text:span><text:span text:style-name="T48"> <text:s text:c="11"/></text:span><text:span text:style-name="T48">result</text:span><text:span text:style-name="T48">[</text:span><text:span text:style-name="T48">i</text:span><text:span text:style-name="T48">] = </text:span><text:span text:style-name="T48">temp </text:span><text:span text:style-name="T48">% </text:span><text:span text:style-name="T44">mod</text:span><text:span text:style-name="T48">;</text:span><text:span text:style-name="T55"><text:line-break/></text:span><text:span text:style-name="T48"> <text:s text:c="7"/>}</text:span><text:span text:style-name="T55"><text:line-break/></text:span><text:span text:style-name="T48"> <text:s text:c="7"/></text:span><text:span text:style-name="T44">return </text:span><text:span text:style-name="T48">result</text:span><text:span text:style-name="T48">;</text:span><text:span text:style-name="T55"><text:line-break/></text:span><text:span text:style-name="T48"> <text:s text:c="3"/>}</text:span><text:span text:style-name="T55"><text:line-break/><text:line-break/><text:line-break/></text:span><text:span text:style-name="T48"> <text:s text:c="3"/></text:span><text:span text:style-name="T44">protected </text:span><text:span text:style-name="T44">static int</text:span><text:span text:style-name="T48">[][] </text:span><text:span text:style-name="T48">multiplyMatrixOnNum</text:span><text:span text:style-name="T48">(</text:span><text:span text:style-name="T44">int</text:span><text:span text:style-name="T48">[][] </text:span><text:span text:style-name="T48">matrix</text:span><text:span text:style-name="T48">, </text:span><text:span text:style-name="T44">long </text:span><text:span text:style-name="T48">num</text:span><text:span text:style-name="T48">) {</text:span><text:span text:style-name="T55"><text:line-break/><text:line-break/></text:span><text:span text:style-name="T48"> <text:s text:c="7"/></text:span><text:span text:style-name="T44">int</text:span><text:span text:style-name="T48">[][] </text:span><text:span text:style-name="T48">result </text:span><text:span text:style-name="T48">= </text:span><text:span text:style-name="T44">new int</text:span><text:span text:style-name="T48">[</text:span><text:span text:style-name="T48">matrix</text:span><text:span text:style-name="T48">.</text:span><text:span text:style-name="T48">length</text:span><text:span text:style-name="T48">][</text:span><text:span text:style-name="T48">matrix</text:span><text:span text:style-name="T48">.</text:span><text:span text:style-name="T48">length</text:span><text:span text:style-name="T48">];</text:span><text:span text:style-name="T55"><text:line-break/></text:span><text:span text:style-name="T48"> <text:s text:c="7"/></text:span><text:span text:style-name="T44">for </text:span><text:span text:style-name="T48">(</text:span><text:span text:style-name="T44">int </text:span><text:span text:style-name="T48">i </text:span><text:span text:style-name="T48">= </text:span><text:span text:style-name="T48">0</text:span><text:span text:style-name="T48">; </text:span><text:span text:style-name="T48">i </text:span><text:span text:style-name="T48">&lt; </text:span><text:span text:style-name="T48">matrix</text:span><text:span text:style-name="T48">.</text:span><text:span text:style-name="T48">length</text:span><text:span text:style-name="T48">; </text:span><text:span text:style-name="T48">i</text:span><text:span text:style-name="T48">++) {</text:span><text:span text:style-name="T55"><text:line-break/></text:span><text:span text:style-name="T48"> <text:s text:c="11"/></text:span><text:span text:style-name="T44">for </text:span><text:span text:style-name="T48">(</text:span><text:span text:style-name="T44">int </text:span><text:span text:style-name="T48">j </text:span><text:span text:style-name="T48">= </text:span><text:span text:style-name="T48">0</text:span><text:span text:style-name="T48">; </text:span><text:span text:style-name="T48">j </text:span><text:span text:style-name="T48">&lt; </text:span><text:span text:style-name="T48">matrix</text:span><text:span text:style-name="T48">.</text:span><text:span text:style-name="T48">length</text:span><text:span text:style-name="T48">; </text:span><text:span text:style-name="T48">j</text:span><text:span text:style-name="T48">++) {</text:span><text:span text:style-name="T55"><text:line-break/></text:span><text:span text:style-name="T48"> <text:s text:c="15"/></text:span><text:span text:style-name="T48">result</text:span><text:span text:style-name="T48">[</text:span><text:span text:style-name="T48">i</text:span><text:span text:style-name="T48">][</text:span><text:span text:style-name="T48">j</text:span><text:span text:style-name="T48">] = (</text:span><text:span text:style-name="T44">int</text:span><text:span text:style-name="T48">) ((</text:span><text:span text:style-name="T48">matrix</text:span><text:span text:style-name="T48">[</text:span><text:span text:style-name="T48">i</text:span><text:span text:style-name="T48">][</text:span><text:span text:style-name="T48">j</text:span><text:span text:style-name="T48">] * </text:span><text:span text:style-name="T48">num</text:span><text:span text:style-name="T48">) % </text:span><text:span text:style-name="T44">mod</text:span><text:span text:style-name="T48">);</text:span><text:span text:style-name="T55"><text:line-break/></text:span><text:span text:style-name="T48"> <text:s text:c="15"/></text:span><text:span text:style-name="T44">if </text:span><text:span text:style-name="T48">(</text:span><text:span text:style-name="T48">result</text:span><text:span text:style-name="T48">[</text:span><text:span text:style-name="T48">i</text:span><text:span text:style-name="T48">][</text:span><text:span text:style-name="T48">j</text:span><text:span text:style-name="T48">] &lt; </text:span><text:span text:style-name="T48">0</text:span><text:span text:style-name="T48">) {</text:span><text:span text:style-name="T55"><text:line-break/></text:span><text:span text:style-name="T48"> <text:s text:c="19"/></text:span><text:span text:style-name="T44">while </text:span><text:span text:style-name="T48">(</text:span><text:span text:style-name="T48">result</text:span><text:span text:style-name="T48">[</text:span><text:span text:style-name="T48">i</text:span><text:span text:style-name="T48">][</text:span><text:span text:style-name="T48">j</text:span><text:span text:style-name="T48">] &lt; </text:span><text:span text:style-name="T48">0</text:span><text:span text:style-name="T48">) {</text:span><text:span text:style-name="T55"><text:line-break/></text:span><text:span text:style-name="T48"> <text:s text:c="23"/></text:span><text:span text:style-name="T48">result</text:span><text:span text:style-name="T48">[</text:span><text:span text:style-name="T48">i</text:span><text:span text:style-name="T48">][</text:span><text:span text:style-name="T48">j</text:span><text:span text:style-name="T48">] += </text:span><text:span text:style-name="T44">mod</text:span><text:span text:style-name="T48">;</text:span><text:span text:style-name="T55"><text:line-break/></text:span><text:span text:style-name="T48"> <text:s text:c="19"/>}</text:span><text:span text:style-name="T55"><text:line-break/></text:span><text:span text:style-name="T48"> <text:s text:c="15"/>}</text:span><text:span text:style-name="T55"><text:line-break/></text:span><text:span text:style-name="T48"> <text:s text:c="11"/>}</text:span><text:span text:style-name="T55"><text:line-break/></text:span><text:span text:style-name="T48"> <text:s text:c="7"/>}</text:span><text:span text:style-name="T55"><text:line-break/><text:line-break/></text:span><text:soft-page-break/><text:span text:style-name="T48"> <text:s text:c="7"/></text:span><text:span text:style-name="T44">return </text:span><text:span text:style-name="T48">result</text:span><text:span text:style-name="T48">;</text:span><text:span text:style-name="T55"><text:line-break/></text:span><text:span text:style-name="T48"> <text:s text:c="3"/>}</text:span><text:span text:style-name="T55"><text:line-break/><text:line-break/><text:line-break/></text:span><text:span text:style-name="T48"> <text:s text:c="3"/></text:span><text:span text:style-name="T44">protected </text:span><text:span text:style-name="T44">static int</text:span><text:span text:style-name="T48">[][] </text:span><text:span text:style-name="T48">transposedMatrix</text:span><text:span text:style-name="T48">(</text:span><text:span text:style-name="T44">int</text:span><text:span text:style-name="T48">[][] </text:span><text:span text:style-name="T48">matrix</text:span><text:span text:style-name="T48">) {</text:span><text:span text:style-name="T55"><text:line-break/></text:span><text:span text:style-name="T48"> <text:s text:c="7"/></text:span><text:span text:style-name="T44">int</text:span><text:span text:style-name="T48">[][] </text:span><text:span text:style-name="T48">matrixT </text:span><text:span text:style-name="T48">= </text:span><text:span text:style-name="T44">new int</text:span><text:span text:style-name="T48">[</text:span><text:span text:style-name="T48">matrix</text:span><text:span text:style-name="T48">.</text:span><text:span text:style-name="T48">length</text:span><text:span text:style-name="T48">][</text:span><text:span text:style-name="T48">matrix</text:span><text:span text:style-name="T48">.</text:span><text:span text:style-name="T48">length</text:span><text:span text:style-name="T48">];</text:span><text:span text:style-name="T55"><text:line-break/></text:span><text:span text:style-name="T48"> <text:s text:c="7"/></text:span><text:span text:style-name="T44">for </text:span><text:span text:style-name="T48">(</text:span><text:span text:style-name="T44">int </text:span><text:span text:style-name="T48">i </text:span><text:span text:style-name="T48">= </text:span><text:span text:style-name="T48">0</text:span><text:span text:style-name="T48">; </text:span><text:span text:style-name="T48">i </text:span><text:span text:style-name="T48">&lt; </text:span><text:span text:style-name="T48">matrix</text:span><text:span text:style-name="T48">.</text:span><text:span text:style-name="T48">length</text:span><text:span text:style-name="T48">; </text:span><text:span text:style-name="T48">i</text:span><text:span text:style-name="T48">++) {</text:span><text:span text:style-name="T55"><text:line-break/></text:span><text:span text:style-name="T48"> <text:s text:c="11"/></text:span><text:span text:style-name="T44">for </text:span><text:span text:style-name="T48">(</text:span><text:span text:style-name="T44">int </text:span><text:span text:style-name="T48">j </text:span><text:span text:style-name="T48">= </text:span><text:span text:style-name="T48">0</text:span><text:span text:style-name="T48">; </text:span><text:span text:style-name="T48">j </text:span><text:span text:style-name="T48">&lt; </text:span><text:span text:style-name="T48">matrix</text:span><text:span text:style-name="T48">.</text:span><text:span text:style-name="T48">length</text:span><text:span text:style-name="T48">; </text:span><text:span text:style-name="T48">j</text:span><text:span text:style-name="T48">++) {</text:span><text:span text:style-name="T55"><text:line-break/></text:span><text:span text:style-name="T48"> <text:s text:c="15"/></text:span><text:span text:style-name="T48">matrixT</text:span><text:span text:style-name="T48">[</text:span><text:span text:style-name="T48">i</text:span><text:span text:style-name="T48">][</text:span><text:span text:style-name="T48">j</text:span><text:span text:style-name="T48">] = </text:span><text:span text:style-name="T48">matrix</text:span><text:span text:style-name="T48">[</text:span><text:span text:style-name="T48">j</text:span><text:span text:style-name="T48">][</text:span><text:span text:style-name="T48">i</text:span><text:span text:style-name="T48">];</text:span><text:span text:style-name="T55"><text:line-break/></text:span><text:span text:style-name="T48"> <text:s text:c="11"/>}</text:span><text:span text:style-name="T55"><text:line-break/></text:span><text:span text:style-name="T48"> <text:s text:c="7"/>}</text:span><text:span text:style-name="T55"><text:line-break/></text:span><text:span text:style-name="T48"> <text:s text:c="7"/></text:span><text:span text:style-name="T44">return </text:span><text:span text:style-name="T48">matrixT</text:span><text:span text:style-name="T48">;</text:span><text:span text:style-name="T55"><text:line-break/></text:span><text:span text:style-name="T48"> <text:s text:c="3"/>}</text:span><text:span text:style-name="T55"><text:line-break/><text:line-break/><text:line-break/></text:span><text:span text:style-name="T48"> <text:s text:c="3"/></text:span><text:span text:style-name="T44">protected </text:span><text:span text:style-name="T44">static long</text:span><text:span text:style-name="T48">[] </text:span><text:span text:style-name="T48">extended_gcd</text:span><text:span text:style-name="T48">(</text:span><text:span text:style-name="T44">long </text:span><text:span text:style-name="T48">a</text:span><text:span text:style-name="T48">, </text:span><text:span text:style-name="T44">long </text:span><text:span text:style-name="T48">b</text:span><text:span text:style-name="T48">) {</text:span><text:span text:style-name="T55"><text:line-break/></text:span><text:span text:style-name="T48"> <text:s text:c="7"/></text:span><text:span text:style-name="T44">long</text:span><text:span text:style-name="T48">[] </text:span><text:span text:style-name="T48">res </text:span><text:span text:style-name="T48">= </text:span><text:span text:style-name="T44">new long</text:span><text:span text:style-name="T48">[</text:span><text:span text:style-name="T48">3</text:span><text:span text:style-name="T48">];</text:span><text:span text:style-name="T55"><text:line-break/></text:span><text:span text:style-name="T48"> <text:s text:c="7"/></text:span><text:span text:style-name="T44">if </text:span><text:span text:style-name="T48">(</text:span><text:span text:style-name="T48">b </text:span><text:span text:style-name="T48">== </text:span><text:span text:style-name="T48">0</text:span><text:span text:style-name="T48">)</text:span><text:span text:style-name="T55"><text:line-break/></text:span><text:span text:style-name="T48"> <text:s text:c="7"/>{</text:span><text:span text:style-name="T55"><text:line-break/></text:span><text:span text:style-name="T48"> <text:s text:c="11"/></text:span><text:span text:style-name="T48">res</text:span><text:span text:style-name="T48">[</text:span><text:span text:style-name="T48">0</text:span><text:span text:style-name="T48">] = </text:span><text:span text:style-name="T48">a</text:span><text:span text:style-name="T48">; </text:span><text:span text:style-name="T48">res</text:span><text:span text:style-name="T48">[</text:span><text:span text:style-name="T48">1</text:span><text:span text:style-name="T48">] = </text:span><text:span text:style-name="T48">1</text:span><text:span text:style-name="T48">; </text:span><text:span text:style-name="T48">res</text:span><text:span text:style-name="T48">[</text:span><text:span text:style-name="T48">2</text:span><text:span text:style-name="T48">] = </text:span><text:span text:style-name="T48">0</text:span><text:span text:style-name="T48">;</text:span><text:span text:style-name="T55"><text:line-break/></text:span><text:span text:style-name="T48"> <text:s text:c="11"/></text:span><text:span text:style-name="T44">return </text:span><text:span text:style-name="T48">res</text:span><text:span text:style-name="T48">;</text:span><text:span text:style-name="T55"><text:line-break/></text:span><text:span text:style-name="T48"> <text:s text:c="7"/>}</text:span><text:span text:style-name="T55"><text:line-break/></text:span><text:span text:style-name="T48"> <text:s text:c="7"/></text:span><text:span text:style-name="T48">res </text:span><text:span text:style-name="T48">= </text:span><text:span text:style-name="T44">extended_gcd</text:span><text:span text:style-name="T48">(</text:span><text:span text:style-name="T48">b</text:span><text:span text:style-name="T48">,</text:span><text:span text:style-name="T48">a </text:span><text:span text:style-name="T48">% </text:span><text:span text:style-name="T48">b</text:span><text:span text:style-name="T48">);</text:span><text:span text:style-name="T55"><text:line-break/></text:span><text:span text:style-name="T48"> <text:s text:c="7"/></text:span><text:span text:style-name="T44">long </text:span><text:span text:style-name="T48">s </text:span><text:span text:style-name="T48">= </text:span><text:span text:style-name="T48">res</text:span><text:span text:style-name="T48">[</text:span><text:span text:style-name="T48">2</text:span><text:span text:style-name="T48">];</text:span><text:span text:style-name="T55"><text:line-break/></text:span><text:span text:style-name="T48"> <text:s text:c="7"/></text:span><text:span text:style-name="T48">res</text:span><text:span text:style-name="T48">[</text:span><text:span text:style-name="T48">2</text:span><text:span text:style-name="T48">] = </text:span><text:span text:style-name="T48">res</text:span><text:span text:style-name="T48">[</text:span><text:span text:style-name="T48">1</text:span><text:span text:style-name="T48">] - (</text:span><text:span text:style-name="T48">a </text:span><text:span text:style-name="T48">/ </text:span><text:span text:style-name="T48">b</text:span><text:span text:style-name="T48">) * </text:span><text:span text:style-name="T48">res</text:span><text:span text:style-name="T48">[</text:span><text:span text:style-name="T48">2</text:span><text:span text:style-name="T48">];</text:span><text:span text:style-name="T55"><text:line-break/></text:span><text:span text:style-name="T48"> <text:s text:c="7"/></text:span><text:span text:style-name="T48">res</text:span><text:span text:style-name="T48">[</text:span><text:span text:style-name="T48">1</text:span><text:span text:style-name="T48">] = </text:span><text:span text:style-name="T48">s</text:span><text:span text:style-name="T48">;</text:span><text:span text:style-name="T55"><text:line-break/></text:span><text:span text:style-name="T48"> <text:s text:c="7"/></text:span><text:span text:style-name="T44">while </text:span><text:span text:style-name="T48">(</text:span><text:span text:style-name="T48">res</text:span><text:span text:style-name="T48">[</text:span><text:span text:style-name="T48">2</text:span><text:span text:style-name="T48">] &lt; </text:span><text:span text:style-name="T48">0</text:span><text:span text:style-name="T48">) {</text:span><text:span text:style-name="T55"><text:line-break/></text:span><text:span text:style-name="T48"> <text:s text:c="11"/></text:span><text:span text:style-name="T48">res</text:span><text:span text:style-name="T48">[</text:span><text:span text:style-name="T48">2</text:span><text:span text:style-name="T48">] += </text:span><text:span text:style-name="T44">mod</text:span><text:span text:style-name="T48">;</text:span><text:span text:style-name="T55"><text:line-break/></text:span><text:span text:style-name="T48"> <text:s text:c="7"/>}</text:span><text:span text:style-name="T55"><text:line-break/></text:span><text:span text:style-name="T48"> <text:s text:c="7"/></text:span><text:span text:style-name="T44">return </text:span><text:span text:style-name="T48">res</text:span><text:span text:style-name="T48">;</text:span><text:span text:style-name="T55"><text:line-break/><text:line-break/></text:span><text:span text:style-name="T48"> <text:s text:c="3"/>}</text:span><text:span text:style-name="T55"><text:line-break/><text:line-break/><text:line-break/></text:span><text:span text:style-name="T48"> <text:s text:c="3"/></text:span><text:span text:style-name="T44">protected </text:span><text:span text:style-name="T44">static long </text:span><text:span text:style-name="T48">checkSimpleNumbers</text:span><text:span text:style-name="T48">(</text:span><text:span text:style-name="T44">long </text:span><text:span text:style-name="T48">determinant</text:span><text:span text:style-name="T48">, </text:span><text:span text:style-name="T44">long </text:span><text:span text:style-name="T48">mod</text:span><text:span text:style-name="T48">) {</text:span><text:span text:style-name="T55"><text:line-break/></text:span><text:span text:style-name="T48"> <text:s text:c="7"/></text:span><text:span text:style-name="T44">if </text:span><text:span text:style-name="T48">(</text:span><text:span text:style-name="T48">determinant </text:span><text:span text:style-name="T48">== </text:span><text:span text:style-name="T48">0</text:span><text:span text:style-name="T48">) </text:span><text:span text:style-name="T44">return </text:span><text:span text:style-name="T48">mod</text:span><text:span text:style-name="T48">;</text:span><text:span text:style-name="T55"><text:line-break/><text:line-break/></text:span><text:span text:style-name="T48"> <text:s text:c="7"/></text:span><text:span text:style-name="T44">return </text:span><text:span text:style-name="T44">checkSimpleNumbers</text:span><text:span text:style-name="T48">(</text:span><text:span text:style-name="T48">mod </text:span><text:span text:style-name="T48">% </text:span><text:span text:style-name="T48">determinant</text:span><text:span text:style-name="T48">, </text:span><text:span text:style-name="T48">determinant</text:span><text:span text:style-name="T48">);</text:span><text:span text:style-name="T55"><text:line-break/></text:span><text:span text:style-name="T48"> <text:s text:c="3"/>}</text:span><text:span text:style-name="T55"><text:line-break/><text:line-break/><text:line-break/></text:span><text:span text:style-name="T48"> <text:s text:c="3"/></text:span><text:span text:style-name="T44">protected </text:span><text:span text:style-name="T44">static long </text:span><text:span text:style-name="T48">findDeterminant</text:span><text:span text:style-name="T48">(</text:span><text:span text:style-name="T44">int</text:span><text:span text:style-name="T48">[][] </text:span><text:span text:style-name="T48">matrix</text:span><text:span text:style-name="T48">) {</text:span><text:span text:style-name="T55"><text:line-break/></text:span><text:span text:style-name="T48"> <text:s text:c="7"/></text:span><text:span text:style-name="T44">long </text:span><text:span text:style-name="T48">determinant </text:span><text:span text:style-name="T48">= </text:span><text:span text:style-name="T48">0</text:span><text:span text:style-name="T48">;</text:span><text:span text:style-name="T55"><text:line-break/><text:line-break/></text:span><text:span text:style-name="T48"> <text:s text:c="7"/></text:span><text:span text:style-name="T44">if </text:span><text:span text:style-name="T48">(</text:span><text:span text:style-name="T48">matrix</text:span><text:span text:style-name="T48">.</text:span><text:span text:style-name="T48">length </text:span><text:span text:style-name="T48">== </text:span><text:span text:style-name="T48">2</text:span><text:span text:style-name="T48">) {</text:span><text:span text:style-name="T55"><text:line-break/></text:span><text:span text:style-name="T48"> <text:s text:c="11"/></text:span><text:span text:style-name="T48">determinant </text:span><text:span text:style-name="T48">= (</text:span><text:span text:style-name="T44">long</text:span><text:span text:style-name="T48">) </text:span><text:span text:style-name="T48">matrix</text:span><text:span text:style-name="T48">[</text:span><text:span text:style-name="T48">0</text:span><text:span text:style-name="T48">][</text:span><text:span text:style-name="T48">0</text:span><text:span text:style-name="T48">] * </text:span><text:span text:style-name="T48">matrix</text:span><text:span text:style-name="T48">[</text:span><text:span text:style-name="T48">1</text:span><text:span text:style-name="T48">][</text:span><text:span text:style-name="T48">1</text:span><text:span text:style-name="T48">] - (</text:span><text:span text:style-name="T44">long</text:span><text:span text:style-name="T48">) </text:span><text:span text:style-name="T48">matrix</text:span><text:span text:style-name="T48">[</text:span><text:span text:style-name="T48">0</text:span><text:span text:style-name="T48">][</text:span><text:span text:style-name="T48">1</text:span><text:span text:style-name="T48">] * </text:span><text:span text:style-name="T48">matrix</text:span><text:span text:style-name="T48">[</text:span><text:span text:style-name="T48">1</text:span><text:span text:style-name="T48">][</text:span><text:span text:style-name="T48">0</text:span><text:span text:style-name="T48">];</text:span><text:span text:style-name="T55"><text:line-break/></text:span><text:span text:style-name="T48"> <text:s text:c="7"/>} </text:span><text:span text:style-name="T44">else </text:span><text:span text:style-name="T48">{</text:span><text:span text:style-name="T55"><text:line-break/><text:line-break/></text:span><text:span text:style-name="T48"> <text:s text:c="11"/></text:span><text:span text:style-name="T44">for </text:span><text:span text:style-name="T48">(</text:span><text:span text:style-name="T44">int </text:span><text:span text:style-name="T48">i </text:span><text:span text:style-name="T48">= </text:span><text:span text:style-name="T48">0</text:span><text:span text:style-name="T48">; </text:span><text:span text:style-name="T48">i </text:span><text:span text:style-name="T48">&lt; </text:span><text:span text:style-name="T48">matrix</text:span><text:span text:style-name="T48">.</text:span><text:span text:style-name="T48">length</text:span><text:span text:style-name="T48">; </text:span><text:span text:style-name="T48">i</text:span><text:span text:style-name="T48">++) {</text:span><text:span text:style-name="T55"><text:line-break/></text:span><text:span text:style-name="T48"> <text:s text:c="15"/></text:span><text:span text:style-name="T44">int </text:span><text:span text:style-name="T48">cof </text:span><text:span text:style-name="T48">= (</text:span><text:span text:style-name="T44">int</text:span><text:span text:style-name="T48">) </text:span><text:span text:style-name="T48">Math</text:span><text:span text:style-name="T48">.</text:span><text:span text:style-name="T44">pow</text:span><text:span text:style-name="T48">(-</text:span><text:span text:style-name="T48">1</text:span><text:span text:style-name="T48">, </text:span><text:span text:style-name="T48">i </text:span><text:span text:style-name="T48">+ </text:span><text:span text:style-name="T48">1 </text:span><text:span text:style-name="T48">+ </text:span><text:span text:style-name="T48">1</text:span><text:span text:style-name="T48">);</text:span><text:span text:style-name="T55"><text:line-break/></text:span><text:span text:style-name="T48"> <text:s text:c="15"/></text:span><text:span text:style-name="T44">int </text:span><text:span text:style-name="T48">det </text:span><text:span text:style-name="T48">= </text:span><text:span text:style-name="T48">matrix</text:span><text:span text:style-name="T48">[</text:span><text:span text:style-name="T48">i</text:span><text:span text:style-name="T48">][</text:span><text:span text:style-name="T48">0</text:span><text:span text:style-name="T48">] * </text:span><text:span text:style-name="T48">cof </text:span><text:span text:style-name="T48">* </text:span><text:span text:style-name="T44">findMinor</text:span><text:span text:style-name="T48">(</text:span><text:span text:style-name="T48">matrix</text:span><text:span text:style-name="T48">, </text:span><text:span text:style-name="T48">i</text:span><text:span text:style-name="T48">, </text:span><text:span text:style-name="T48">0</text:span><text:span text:style-name="T48">);</text:span><text:span text:style-name="T55"><text:line-break/></text:span><text:span text:style-name="T48"> <text:s text:c="15"/></text:span><text:span text:style-name="T44">while </text:span><text:span text:style-name="T48">(</text:span><text:span text:style-name="T48">det </text:span><text:span text:style-name="T48">&lt; </text:span><text:span text:style-name="T48">0</text:span><text:span text:style-name="T48">) {</text:span><text:span text:style-name="T55"><text:line-break/></text:span><text:span text:style-name="T48"> <text:s text:c="19"/></text:span><text:span text:style-name="T48">det </text:span><text:span text:style-name="T48">+= </text:span><text:span text:style-name="T44">mod</text:span><text:span text:style-name="T48">;</text:span><text:span text:style-name="T55"><text:line-break/></text:span><text:span text:style-name="T48"> <text:s text:c="15"/>}</text:span><text:span text:style-name="T55"><text:line-break/></text:span><text:span text:style-name="T48"> <text:s text:c="15"/></text:span><text:span text:style-name="T48">determinant </text:span><text:span text:style-name="T48">+= </text:span><text:span text:style-name="T48">det </text:span><text:span text:style-name="T48">% </text:span><text:span text:style-name="T44">mod</text:span><text:span text:style-name="T48">;</text:span><text:span text:style-name="T55"><text:line-break/></text:span><text:span text:style-name="T48"> <text:s text:c="11"/>}</text:span><text:span text:style-name="T55"><text:line-break/></text:span><text:span text:style-name="T48"> <text:s text:c="7"/>}</text:span><text:span text:style-name="T55"><text:line-break/><text:line-break/></text:span><text:span text:style-name="T48"> <text:s text:c="7"/></text:span><text:span text:style-name="T44">while </text:span><text:span text:style-name="T48">(</text:span><text:span text:style-name="T48">determinant </text:span><text:span text:style-name="T48">&lt; </text:span><text:span text:style-name="T48">0</text:span><text:span text:style-name="T48">) {</text:span><text:span text:style-name="T55"><text:line-break/></text:span><text:span text:style-name="T48"> <text:s text:c="11"/></text:span><text:span text:style-name="T48">determinant </text:span><text:span text:style-name="T48">+= </text:span><text:span text:style-name="T44">mod</text:span><text:span text:style-name="T48">;</text:span><text:span text:style-name="T55"><text:line-break/></text:span><text:span text:style-name="T48"> <text:s text:c="7"/>}</text:span><text:span text:style-name="T55"><text:line-break/><text:line-break/></text:span><text:span text:style-name="T48"> <text:s text:c="7"/></text:span><text:span text:style-name="T44">return </text:span><text:span text:style-name="T48">determinant </text:span><text:span text:style-name="T48">% </text:span><text:span text:style-name="T44">mod</text:span><text:span text:style-name="T48">;</text:span><text:span text:style-name="T55"><text:line-break/></text:span><text:soft-page-break/><text:span text:style-name="T48"> <text:s text:c="3"/>}</text:span><text:span text:style-name="T55"><text:line-break/><text:line-break/><text:line-break/></text:span><text:span text:style-name="T48"> <text:s text:c="3"/></text:span><text:span text:style-name="T44">protected </text:span><text:span text:style-name="T44">static int </text:span><text:span text:style-name="T48">findMinor</text:span><text:span text:style-name="T48">(</text:span><text:span text:style-name="T44">int</text:span><text:span text:style-name="T48">[][] </text:span><text:span text:style-name="T48">matrix</text:span><text:span text:style-name="T48">, </text:span><text:span text:style-name="T44">int </text:span><text:span text:style-name="T48">row</text:span><text:span text:style-name="T48">, </text:span><text:span text:style-name="T44">int </text:span><text:span text:style-name="T48">column</text:span><text:span text:style-name="T48">) {</text:span><text:span text:style-name="T55"><text:line-break/><text:line-break/></text:span><text:span text:style-name="T48"> <text:s text:c="7"/></text:span><text:span text:style-name="T44">int</text:span><text:span text:style-name="T48">[][] </text:span><text:span text:style-name="T48">minorMatrix </text:span><text:span text:style-name="T48">= </text:span><text:span text:style-name="T44">buildMinor</text:span><text:span text:style-name="T48">(</text:span><text:span text:style-name="T48">matrix</text:span><text:span text:style-name="T48">, </text:span><text:span text:style-name="T48">row</text:span><text:span text:style-name="T48">, </text:span><text:span text:style-name="T48">0</text:span><text:span text:style-name="T48">);</text:span><text:span text:style-name="T55"><text:line-break/><text:line-break/></text:span><text:span text:style-name="T48"> <text:s text:c="7"/></text:span><text:span text:style-name="T44">int </text:span><text:span text:style-name="T48">result </text:span><text:span text:style-name="T48">= </text:span><text:span text:style-name="T48">0</text:span><text:span text:style-name="T48">;</text:span><text:span text:style-name="T55"><text:line-break/></text:span><text:span text:style-name="T48"> <text:s text:c="7"/></text:span><text:span text:style-name="T44">if </text:span><text:span text:style-name="T48">(</text:span><text:span text:style-name="T48">minorMatrix</text:span><text:span text:style-name="T48">.</text:span><text:span text:style-name="T48">length </text:span><text:span text:style-name="T48">== </text:span><text:span text:style-name="T48">2</text:span><text:span text:style-name="T48">) {</text:span><text:span text:style-name="T55"><text:line-break/></text:span><text:span text:style-name="T48"> <text:s text:c="11"/></text:span><text:span text:style-name="T44">int </text:span><text:span text:style-name="T48">det </text:span><text:span text:style-name="T48">= </text:span><text:span text:style-name="T48">minorMatrix</text:span><text:span text:style-name="T48">[</text:span><text:span text:style-name="T48">0</text:span><text:span text:style-name="T48">][</text:span><text:span text:style-name="T48">0</text:span><text:span text:style-name="T48">] * </text:span><text:span text:style-name="T48">minorMatrix</text:span><text:span text:style-name="T48">[</text:span><text:span text:style-name="T48">1</text:span><text:span text:style-name="T48">][</text:span><text:span text:style-name="T48">1</text:span><text:span text:style-name="T48">] - </text:span><text:span text:style-name="T48">minorMatrix</text:span><text:span text:style-name="T48">[</text:span><text:span text:style-name="T48">0</text:span><text:span text:style-name="T48">][</text:span><text:span text:style-name="T48">1</text:span><text:span text:style-name="T48">] * </text:span><text:span text:style-name="T48">minorMatrix</text:span><text:span text:style-name="T48">[</text:span><text:span text:style-name="T48">1</text:span><text:span text:style-name="T48">][</text:span><text:span text:style-name="T48">0</text:span><text:span text:style-name="T48">];</text:span><text:span text:style-name="T55"><text:line-break/></text:span><text:span text:style-name="T48"> <text:s text:c="11"/></text:span><text:span text:style-name="T44">while </text:span><text:span text:style-name="T48">(</text:span><text:span text:style-name="T48">det </text:span><text:span text:style-name="T48">&lt; </text:span><text:span text:style-name="T48">0</text:span><text:span text:style-name="T48">) {</text:span><text:span text:style-name="T55"><text:line-break/></text:span><text:span text:style-name="T48"> <text:s text:c="15"/></text:span><text:span text:style-name="T48">det </text:span><text:span text:style-name="T48">+= </text:span><text:span text:style-name="T44">mod</text:span><text:span text:style-name="T48">;</text:span><text:span text:style-name="T55"><text:line-break/></text:span><text:span text:style-name="T48"> <text:s text:c="11"/>}</text:span><text:span text:style-name="T55"><text:line-break/></text:span><text:span text:style-name="T48"> <text:s text:c="11"/></text:span><text:span text:style-name="T44">return </text:span><text:span text:style-name="T48">det</text:span><text:span text:style-name="T48">;</text:span><text:span text:style-name="T55"><text:line-break/></text:span><text:span text:style-name="T48"> <text:s text:c="7"/>} </text:span><text:span text:style-name="T44">else </text:span><text:span text:style-name="T48">{</text:span><text:span text:style-name="T55"><text:line-break/><text:line-break/></text:span><text:span text:style-name="T48"> <text:s text:c="11"/></text:span><text:span text:style-name="T44">for </text:span><text:span text:style-name="T48">(</text:span><text:span text:style-name="T44">int </text:span><text:span text:style-name="T48">i </text:span><text:span text:style-name="T48">= </text:span><text:span text:style-name="T48">0</text:span><text:span text:style-name="T48">; </text:span><text:span text:style-name="T48">i </text:span><text:span text:style-name="T48">&lt; </text:span><text:span text:style-name="T48">minorMatrix</text:span><text:span text:style-name="T48">.</text:span><text:span text:style-name="T48">length</text:span><text:span text:style-name="T48">; </text:span><text:span text:style-name="T48">i</text:span><text:span text:style-name="T48">++) {</text:span><text:span text:style-name="T55"><text:line-break/></text:span><text:span text:style-name="T48"> <text:s text:c="15"/></text:span><text:span text:style-name="T44">int </text:span><text:span text:style-name="T48">cof </text:span><text:span text:style-name="T48">= (</text:span><text:span text:style-name="T44">int</text:span><text:span text:style-name="T48">) </text:span><text:span text:style-name="T48">Math</text:span><text:span text:style-name="T48">.</text:span><text:span text:style-name="T44">pow</text:span><text:span text:style-name="T48">(-</text:span><text:span text:style-name="T48">1</text:span><text:span text:style-name="T48">, </text:span><text:span text:style-name="T48">i </text:span><text:span text:style-name="T48">+ </text:span><text:span text:style-name="T48">1 </text:span><text:span text:style-name="T48">+ </text:span><text:span text:style-name="T48">1</text:span><text:span text:style-name="T48">);</text:span><text:span text:style-name="T55"><text:line-break/></text:span><text:span text:style-name="T48"> <text:s text:c="15"/></text:span><text:span text:style-name="T44">int </text:span><text:span text:style-name="T48">det </text:span><text:span text:style-name="T48">= </text:span><text:span text:style-name="T48">cof </text:span><text:span text:style-name="T48">* </text:span><text:span text:style-name="T48">minorMatrix</text:span><text:span text:style-name="T48">[</text:span><text:span text:style-name="T48">i</text:span><text:span text:style-name="T48">][</text:span><text:span text:style-name="T48">column</text:span><text:span text:style-name="T48">] * </text:span><text:span text:style-name="T44">findMinor</text:span><text:span text:style-name="T48">(</text:span><text:span text:style-name="T48">minorMatrix</text:span><text:span text:style-name="T48">, </text:span><text:span text:style-name="T48">i</text:span><text:span text:style-name="T48">, </text:span><text:span text:style-name="T48">column</text:span><text:span text:style-name="T48">);</text:span><text:span text:style-name="T55"><text:line-break/></text:span><text:span text:style-name="T48"> <text:s text:c="15"/></text:span><text:span text:style-name="T44">while </text:span><text:span text:style-name="T48">(</text:span><text:span text:style-name="T48">det </text:span><text:span text:style-name="T48">&lt; </text:span><text:span text:style-name="T48">0</text:span><text:span text:style-name="T48">) {</text:span><text:span text:style-name="T55"><text:line-break/></text:span><text:span text:style-name="T48"> <text:s text:c="19"/></text:span><text:span text:style-name="T48">det </text:span><text:span text:style-name="T48">+= </text:span><text:span text:style-name="T44">mod</text:span><text:span text:style-name="T48">;</text:span><text:span text:style-name="T55"><text:line-break/></text:span><text:span text:style-name="T48"> <text:s text:c="15"/>}</text:span><text:span text:style-name="T55"><text:line-break/></text:span><text:span text:style-name="T48"> <text:s text:c="15"/></text:span><text:span text:style-name="T48">result </text:span><text:span text:style-name="T48">+= </text:span><text:span text:style-name="T48">det </text:span><text:span text:style-name="T48">% </text:span><text:span text:style-name="T44">mod</text:span><text:span text:style-name="T48">;</text:span><text:span text:style-name="T55"><text:line-break/></text:span><text:span text:style-name="T48"> <text:s text:c="11"/>}</text:span><text:span text:style-name="T55"><text:line-break/></text:span><text:span text:style-name="T48"> <text:s text:c="7"/>}</text:span><text:span text:style-name="T55"><text:line-break/></text:span><text:span text:style-name="T48"> <text:s text:c="7"/></text:span><text:span text:style-name="T44">return </text:span><text:span text:style-name="T48">result </text:span><text:span text:style-name="T48">% </text:span><text:span text:style-name="T44">mod</text:span><text:span text:style-name="T48">;</text:span><text:span text:style-name="T55"><text:line-break/></text:span><text:span text:style-name="T48"> <text:s text:c="3"/>}</text:span><text:span text:style-name="T55"><text:line-break/><text:line-break/><text:line-break/></text:span><text:span text:style-name="T48"> <text:s text:c="3"/></text:span><text:span text:style-name="T44">protected </text:span><text:span text:style-name="T44">static int</text:span><text:span text:style-name="T48">[][] </text:span><text:span text:style-name="T48">buildMinor</text:span><text:span text:style-name="T48">(</text:span><text:span text:style-name="T44">int</text:span><text:span text:style-name="T48">[][] </text:span><text:span text:style-name="T48">matrix</text:span><text:span text:style-name="T48">, </text:span><text:span text:style-name="T44">int </text:span><text:span text:style-name="T48">row</text:span><text:span text:style-name="T48">, </text:span><text:span text:style-name="T44">int </text:span><text:span text:style-name="T48">column</text:span><text:span text:style-name="T48">) {</text:span><text:span text:style-name="T55"><text:line-break/><text:line-break/></text:span><text:span text:style-name="T48"> <text:s text:c="7"/></text:span><text:span text:style-name="T44">int</text:span><text:span text:style-name="T48">[][] </text:span><text:span text:style-name="T48">minorMatrix </text:span><text:span text:style-name="T48">= </text:span><text:span text:style-name="T44">new int</text:span><text:span text:style-name="T48">[</text:span><text:span text:style-name="T48">matrix</text:span><text:span text:style-name="T48">.</text:span><text:span text:style-name="T48">length</text:span><text:span text:style-name="T48">-</text:span><text:span text:style-name="T48">1</text:span><text:span text:style-name="T48">][</text:span><text:span text:style-name="T48">matrix</text:span><text:span text:style-name="T48">.</text:span><text:span text:style-name="T48">length</text:span><text:span text:style-name="T48">-</text:span><text:span text:style-name="T48">1</text:span><text:span text:style-name="T48">];</text:span><text:span text:style-name="T55"><text:line-break/></text:span><text:span text:style-name="T48"> <text:s text:c="7"/></text:span><text:span text:style-name="T44">int</text:span><text:span text:style-name="T48">[] </text:span><text:span text:style-name="T48">buffer </text:span><text:span text:style-name="T48">= </text:span><text:span text:style-name="T44">new int</text:span><text:span text:style-name="T48">[</text:span><text:span text:style-name="T48">minorMatrix</text:span><text:span text:style-name="T48">.</text:span><text:span text:style-name="T48">length</text:span><text:span text:style-name="T48">*</text:span><text:span text:style-name="T48">minorMatrix</text:span><text:span text:style-name="T48">.</text:span><text:span text:style-name="T48">length</text:span><text:span text:style-name="T48">];</text:span><text:span text:style-name="T55"><text:line-break/><text:line-break/></text:span><text:span text:style-name="T48"> <text:s text:c="7"/></text:span><text:span text:style-name="T44">for </text:span><text:span text:style-name="T48">(</text:span><text:span text:style-name="T44">int </text:span><text:span text:style-name="T48">i </text:span><text:span text:style-name="T48">= </text:span><text:span text:style-name="T48">0</text:span><text:span text:style-name="T48">, </text:span><text:span text:style-name="T48">bufferIndex </text:span><text:span text:style-name="T48">= </text:span><text:span text:style-name="T48">0</text:span><text:span text:style-name="T48">; </text:span><text:span text:style-name="T48">i </text:span><text:span text:style-name="T48">&lt; </text:span><text:span text:style-name="T48">matrix</text:span><text:span text:style-name="T48">.</text:span><text:span text:style-name="T48">length</text:span><text:span text:style-name="T48">; </text:span><text:span text:style-name="T48">i</text:span><text:span text:style-name="T48">++) {</text:span><text:span text:style-name="T55"><text:line-break/></text:span><text:span text:style-name="T48"> <text:s text:c="11"/></text:span><text:span text:style-name="T44">for </text:span><text:span text:style-name="T48">(</text:span><text:span text:style-name="T44">int </text:span><text:span text:style-name="T48">j </text:span><text:span text:style-name="T48">= </text:span><text:span text:style-name="T48">0</text:span><text:span text:style-name="T48">; </text:span><text:span text:style-name="T48">j </text:span><text:span text:style-name="T48">&lt; </text:span><text:span text:style-name="T48">matrix</text:span><text:span text:style-name="T48">.</text:span><text:span text:style-name="T48">length</text:span><text:span text:style-name="T48">; </text:span><text:span text:style-name="T48">j</text:span><text:span text:style-name="T48">++) {</text:span><text:span text:style-name="T55"><text:line-break/></text:span><text:span text:style-name="T48"> <text:s text:c="15"/></text:span><text:span text:style-name="T44">if </text:span><text:span text:style-name="T48">(</text:span><text:span text:style-name="T48">i </text:span><text:span text:style-name="T48">== </text:span><text:span text:style-name="T48">row</text:span><text:span text:style-name="T48">) {</text:span><text:span text:style-name="T55"><text:line-break/></text:span><text:span text:style-name="T48"> <text:s text:c="19"/></text:span><text:span text:style-name="T44">break</text:span><text:span text:style-name="T48">;</text:span><text:span text:style-name="T55"><text:line-break/></text:span><text:span text:style-name="T48"> <text:s text:c="15"/>}</text:span><text:span text:style-name="T55"><text:line-break/></text:span><text:span text:style-name="T48"> <text:s text:c="15"/></text:span><text:span text:style-name="T44">else if </text:span><text:span text:style-name="T48">(</text:span><text:span text:style-name="T48">j </text:span><text:span text:style-name="T48">!= </text:span><text:span text:style-name="T48">column</text:span><text:span text:style-name="T48">) {</text:span><text:span text:style-name="T55"><text:line-break/></text:span><text:span text:style-name="T48"> <text:s text:c="19"/></text:span><text:span text:style-name="T48">buffer</text:span><text:span text:style-name="T48">[</text:span><text:span text:style-name="T48">bufferIndex</text:span><text:span text:style-name="T48">++] = </text:span><text:span text:style-name="T48">matrix</text:span><text:span text:style-name="T48">[</text:span><text:span text:style-name="T48">i</text:span><text:span text:style-name="T48">][</text:span><text:span text:style-name="T48">j</text:span><text:span text:style-name="T48">];</text:span><text:span text:style-name="T55"><text:line-break/></text:span><text:span text:style-name="T48"> <text:s text:c="15"/>}</text:span><text:span text:style-name="T55"><text:line-break/></text:span><text:span text:style-name="T48"> <text:s text:c="11"/>}</text:span><text:span text:style-name="T55"><text:line-break/></text:span><text:span text:style-name="T48"> <text:s text:c="7"/>}</text:span><text:span text:style-name="T55"><text:line-break/><text:line-break/></text:span><text:span text:style-name="T48"> <text:s text:c="7"/></text:span><text:span text:style-name="T44">for </text:span><text:span text:style-name="T48">(</text:span><text:span text:style-name="T44">int </text:span><text:span text:style-name="T48">i </text:span><text:span text:style-name="T48">= </text:span><text:span text:style-name="T48">0</text:span><text:span text:style-name="T48">, </text:span><text:span text:style-name="T48">bufferIndex </text:span><text:span text:style-name="T48">= </text:span><text:span text:style-name="T48">0</text:span><text:span text:style-name="T48">; </text:span><text:span text:style-name="T48">i </text:span><text:span text:style-name="T48">&lt; </text:span><text:span text:style-name="T48">minorMatrix</text:span><text:span text:style-name="T48">.</text:span><text:span text:style-name="T48">length</text:span><text:span text:style-name="T48">; </text:span><text:span text:style-name="T48">i</text:span><text:span text:style-name="T48">++) {</text:span><text:span text:style-name="T55"><text:line-break/></text:span><text:span text:style-name="T48"> <text:s text:c="11"/></text:span><text:span text:style-name="T44">for </text:span><text:span text:style-name="T48">(</text:span><text:span text:style-name="T44">int </text:span><text:span text:style-name="T48">j </text:span><text:span text:style-name="T48">= </text:span><text:span text:style-name="T48">0</text:span><text:span text:style-name="T48">; </text:span><text:span text:style-name="T48">j </text:span><text:span text:style-name="T48">&lt; </text:span><text:span text:style-name="T48">minorMatrix</text:span><text:span text:style-name="T48">.</text:span><text:span text:style-name="T48">length</text:span><text:span text:style-name="T48">; </text:span><text:span text:style-name="T48">j</text:span><text:span text:style-name="T48">++) {</text:span><text:span text:style-name="T55"><text:line-break/></text:span><text:span text:style-name="T48"> <text:s text:c="15"/></text:span><text:span text:style-name="T48">minorMatrix</text:span><text:span text:style-name="T48">[</text:span><text:span text:style-name="T48">i</text:span><text:span text:style-name="T48">][</text:span><text:span text:style-name="T48">j</text:span><text:span text:style-name="T48">] = </text:span><text:span text:style-name="T48">buffer</text:span><text:span text:style-name="T48">[</text:span><text:span text:style-name="T48">bufferIndex</text:span><text:span text:style-name="T48">++];</text:span><text:span text:style-name="T55"><text:line-break/><text:line-break/></text:span><text:span text:style-name="T48"> <text:s text:c="11"/>}</text:span><text:span text:style-name="T55"><text:line-break/></text:span><text:span text:style-name="T48"> <text:s text:c="7"/>}</text:span><text:span text:style-name="T55"><text:line-break/></text:span><text:span text:style-name="T48"> <text:s text:c="7"/></text:span><text:span text:style-name="T44">return </text:span><text:span text:style-name="T48">minorMatrix</text:span><text:span text:style-name="T48">;</text:span><text:span text:style-name="T55"><text:line-break/></text:span><text:span text:style-name="T48"> <text:s text:c="3"/>}</text:span><text:span text:style-name="T55"><text:line-break/><text:line-break/></text:span><text:span text:style-name="T48">}</text:span><text:span text:style-name="T55"><text:line-break/></text:span></text:p>
      <text:p text:style-name="P10"><text:span text:style-name="T18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" svg:font-family="'Times New Roman'" style:font-family-generic="roman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4T08:37:13.238327133</meta:creation-date>
    <dc:date>2021-04-26T10:56:42.431239080</dc:date>
    <meta:editing-duration>PT58M23S</meta:editing-duration>
    <meta:editing-cycles>6</meta:editing-cycles>
    <meta:generator>LibreOffice/7.0.5.2$Linux_X86_64 LibreOffice_project/00$Build-2</meta:generator>
    <meta:document-statistic meta:table-count="0" meta:image-count="0" meta:object-count="0" meta:page-count="6" meta:paragraph-count="9" meta:word-count="1087" meta:character-count="9131" meta:non-whitespace-character-count="5657"/>
  </office:meta>
</office:document-meta>
</file>